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rsid="00337b8a" officeooo:paragraph-rsid="0041c72f"/>
    </style:style>
    <style:style style:name="P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paragraph-rsid="001ce9c0"/>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solid" style:text-underline-width="auto" style:text-underline-color="font-color" officeooo:paragraph-rsid="00337b8a"/>
    </style:style>
    <style:style style:name="P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3bd1c"/>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6c71b"/>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dd2c8"/>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1d407"/>
    </style:style>
    <style:style style:name="P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9a389"/>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aea8c"/>
    </style:style>
    <style:style style:name="P1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c52ec"/>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1c72f"/>
    </style:style>
    <style:style style:name="P13"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officeooo:paragraph-rsid="001ce9c0"/>
    </style:style>
    <style:style style:name="P1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font-style-complex="italic" style:font-weight-complex="bold"/>
    </style:style>
    <style:style style:name="P1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33af43" style:font-style-asian="italic" style:font-weight-asian="bold" style:font-style-complex="italic" style:font-weight-complex="bold"/>
    </style:style>
    <style:style style:name="P16"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3c52ec" style:font-style-asian="italic" style:font-weight-asian="bold" style:font-style-complex="italic" style:font-weight-complex="bold"/>
    </style:style>
    <style:style style:name="P1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style>
    <style:style style:name="P18"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3c52ec" style:language-asian="tr" style:country-asian="TR" style:font-style-asian="italic" style:font-weight-asian="bold" style:font-name-complex="Times New Roman1" style:font-style-complex="italic" style:font-weight-complex="bold"/>
    </style:style>
    <style:style style:name="P19"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fo:font-weight="bold" officeooo:paragraph-rsid="001ce9c0" style:font-weight-asian="bold" style:font-weight-complex="bold"/>
    </style:style>
    <style:style style:name="P2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31d407" style:font-weight-asian="bold" style:font-weight-complex="bold"/>
    </style:style>
    <style:style style:name="P21"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weight="bold" officeooo:paragraph-rsid="00336c0b" style:font-weight-asian="bold" style:font-weight-complex="bold"/>
    </style:style>
    <style:style style:name="P2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26c71b" style:language-asian="tr" style:country-asian="TR" style:font-weight-asian="normal" style:font-name-complex="Times New Roman1" style:font-weight-complex="normal"/>
    </style:style>
    <style:style style:name="P2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1ce9c0" style:font-style-asian="normal" style:font-name-complex="Tahoma"/>
    </style:style>
    <style:style style:name="P2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31d407" style:font-size-asian="12pt" style:language-asian="tr" style:country-asian="TR" style:font-style-asian="normal" style:font-weight-asian="normal" style:font-name-complex="Times New Roman1" style:font-size-complex="12pt" style:font-style-complex="normal" style:font-weight-complex="normal"/>
    </style:style>
    <style:style style:name="P2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33af43" style:font-size-asian="12pt" style:language-asian="tr" style:country-asian="TR" style:font-style-asian="normal" style:font-weight-asian="normal" style:font-name-complex="Times New Roman1" style:font-size-complex="12pt" style:font-style-complex="normal" style:font-weight-complex="normal"/>
    </style:style>
    <style:style style:name="P2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41c72f" style:font-size-asian="12pt" style:language-asian="tr" style:country-asian="TR" style:font-style-asian="normal" style:font-weight-asian="normal" style:font-name-complex="Times New Roman1" style:font-size-complex="12pt" style:font-style-complex="normal" style:font-weight-complex="normal"/>
    </style:style>
    <style:style style:name="P2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rsid="001ce9c0" officeooo:paragraph-rsid="0041c72f" style:font-size-asian="12pt" style:language-asian="tr" style:country-asian="TR" style:font-style-asian="normal" style:font-weight-asian="normal" style:font-name-complex="Times New Roman1" style:font-size-complex="12pt" style:font-style-complex="normal" style:font-weight-complex="normal"/>
    </style:style>
    <style:style style:name="P2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solid" style:text-underline-width="auto" style:text-underline-color="font-color" fo:font-weight="bold" officeooo:rsid="001ce9c0" officeooo:paragraph-rsid="00337b8a" style:font-size-asian="12pt" style:language-asian="tr" style:country-asian="TR" style:font-style-asian="normal" style:font-weight-asian="bold" style:font-name-complex="Times New Roman1" style:font-size-complex="12pt" style:font-style-complex="normal" style:font-weight-complex="bold"/>
    </style:style>
    <style:style style:name="P2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aea8c" style:language-asian="tr" style:country-asian="TR" style:font-name-complex="Times New Roman1"/>
    </style:style>
    <style:style style:name="P3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ce9c0"/>
    </style:style>
    <style:style style:name="P3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26c71b"/>
    </style:style>
    <style:style style:name="P3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46108"/>
    </style:style>
    <style:style style:name="P3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aea8c"/>
    </style:style>
    <style:style style:name="P3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c52ec"/>
    </style:style>
    <style:style style:name="P35"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fo:font-style="italic" style:text-underline-style="solid" style:text-underline-width="auto" style:text-underline-color="font-color" fo:font-weight="bold" officeooo:rsid="003c52ec" officeooo:paragraph-rsid="003c52ec" style:font-style-asian="italic" style:font-weight-asian="bold" style:font-style-complex="italic" style:font-weight-complex="bold"/>
    </style:style>
    <style:style style:name="P3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e3c204" officeooo:paragraph-rsid="0039a389" style:language-asian="tr" style:country-asian="TR" style:font-weight-asian="bold" style:font-name-complex="Times New Roman1" style:font-weight-complex="bold"/>
    </style:style>
    <style:style style:name="P3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e41702" officeooo:paragraph-rsid="0033af43" style:language-asian="tr" style:country-asian="TR" style:font-weight-asian="bold" style:font-name-complex="Times New Roman1" style:font-weight-complex="bold"/>
    </style:style>
    <style:style style:name="P3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1ce9c0" style:font-weight-asian="bold" style:font-weight-complex="bold"/>
    </style:style>
    <style:style style:name="P3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27df0c" officeooo:paragraph-rsid="0027df0c" style:font-weight-asian="bold" style:font-weight-complex="bold"/>
    </style:style>
    <style:style style:name="P40"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41"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42"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9bc9f"/>
    </style:style>
    <style:style style:name="P4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3af43"/>
    </style:style>
    <style:style style:name="P4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9a389"/>
    </style:style>
    <style:style style:name="P45"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337b8a" style:font-style-asian="normal" style:font-name-complex="Tahoma"/>
    </style:style>
    <style:style style:name="P4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officeooo:rsid="002dd2c8" officeooo:paragraph-rsid="0033af43" style:font-size-asian="12pt" style:language-asian="tr" style:country-asian="TR" style:font-weight-asian="normal" style:font-name-complex="Times New Roman1" style:font-size-complex="12pt" style:font-weight-complex="normal"/>
    </style:style>
    <style:style style:name="P47"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officeooo:rsid="0029bc9f" officeooo:paragraph-rsid="0029bc9f" style:font-size-asian="12pt" style:language-asian="tr" style:country-asian="TR" style:font-weight-asian="normal" style:font-name-complex="Times New Roman1" style:font-size-complex="12pt" style:font-weight-complex="normal"/>
    </style:style>
    <style:style style:name="P4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bold" officeooo:rsid="00f7da78" officeooo:paragraph-rsid="001ce9c0" style:font-size-asian="12pt" style:language-asian="tr" style:country-asian="TR" style:font-weight-asian="bold" style:font-name-complex="Times New Roman1" style:font-size-complex="12pt" style:font-weight-complex="bold"/>
    </style:style>
    <style:style style:name="P4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33af43"/>
    </style:style>
    <style:style style:name="P50"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2bd0a3"/>
    </style:style>
    <style:style style:name="P51"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33af43" officeooo:paragraph-rsid="0033af43"/>
    </style:style>
    <style:style style:name="P52"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7df0c"/>
    </style:style>
    <style:style style:name="P5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9bc9f"/>
    </style:style>
    <style:style style:name="P5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9bc9f" officeooo:paragraph-rsid="0029bc9f"/>
    </style:style>
    <style:style style:name="T1" style:family="text">
      <style:text-properties fo:font-weight="bold" style:language-asian="tr" style:country-asian="TR" style:font-weight-asian="bold" style:font-name-complex="Times New Roman1" style:font-weight-complex="bold"/>
    </style:style>
    <style:style style:name="T2" style:family="text">
      <style:text-properties fo:font-weight="bold" officeooo:rsid="00e333e6" style:language-asian="tr" style:country-asian="TR" style:font-weight-asian="bold" style:font-name-complex="Times New Roman1" style:font-weight-complex="bold"/>
    </style:style>
    <style:style style:name="T3" style:family="text">
      <style:text-properties fo:font-weight="bold" officeooo:rsid="00409a28" style:language-asian="tr" style:country-asian="TR" style:font-weight-asian="bold" style:font-name-complex="Times New Roman1" style:font-weight-complex="bold"/>
    </style:style>
    <style:style style:name="T4" style:family="text">
      <style:text-properties fo:font-weight="bold" officeooo:rsid="00e41702" style:language-asian="tr" style:country-asian="TR" style:font-weight-asian="bold" style:font-name-complex="Times New Roman1" style:font-weight-complex="bold"/>
    </style:style>
    <style:style style:name="T5" style:family="text">
      <style:text-properties fo:font-weight="bold" officeooo:rsid="00337b8a" style:language-asian="tr" style:country-asian="TR" style:font-weight-asian="bold" style:font-name-complex="Times New Roman1" style:font-weight-complex="bold"/>
    </style:style>
    <style:style style:name="T6" style:family="text">
      <style:text-properties fo:font-weight="bold" officeooo:rsid="003b129e" style:language-asian="tr" style:country-asian="TR" style:font-weight-asian="bold" style:font-name-complex="Times New Roman1" style:font-weight-complex="bold"/>
    </style:style>
    <style:style style:name="T7" style:family="text">
      <style:text-properties fo:font-weight="bold" officeooo:rsid="00e3c204" style:language-asian="tr" style:country-asian="TR" style:font-weight-asian="bold" style:font-name-complex="Times New Roman1" style:font-weight-complex="bold"/>
    </style:style>
    <style:style style:name="T8" style:family="text">
      <style:text-properties fo:font-weight="bold" officeooo:rsid="007c8eb0" style:language-asian="tr" style:country-asian="TR" style:font-weight-asian="bold" style:font-name-complex="Times New Roman1" style:font-weight-complex="bold"/>
    </style:style>
    <style:style style:name="T9" style:family="text">
      <style:text-properties fo:font-weight="bold" officeooo:rsid="005e4a91" style:language-asian="tr" style:country-asian="TR" style:font-weight-asian="bold" style:font-name-complex="Times New Roman1" style:font-weight-complex="bold"/>
    </style:style>
    <style:style style:name="T10" style:family="text">
      <style:text-properties fo:font-weight="bold" officeooo:rsid="007ab96d" style:language-asian="tr" style:country-asian="TR" style:font-weight-asian="bold" style:font-name-complex="Times New Roman1" style:font-weight-complex="bold"/>
    </style:style>
    <style:style style:name="T11" style:family="text">
      <style:text-properties fo:font-weight="bold" officeooo:rsid="00e14d31" style:language-asian="tr" style:country-asian="TR" style:font-weight-asian="bold" style:font-name-complex="Times New Roman1" style:font-weight-complex="bold"/>
    </style:style>
    <style:style style:name="T12" style:family="text">
      <style:text-properties fo:font-weight="bold" officeooo:rsid="00821128" style:language-asian="tr" style:country-asian="TR" style:font-weight-asian="bold" style:font-name-complex="Times New Roman1" style:font-weight-complex="bold"/>
    </style:style>
    <style:style style:name="T13" style:family="text">
      <style:text-properties fo:font-weight="bold" officeooo:rsid="006fa4e9" style:language-asian="tr" style:country-asian="TR" style:font-weight-asian="bold" style:font-name-complex="Times New Roman1" style:font-weight-complex="bold"/>
    </style:style>
    <style:style style:name="T14" style:family="text">
      <style:text-properties fo:font-weight="bold" officeooo:rsid="0078c540" style:language-asian="tr" style:country-asian="TR" style:font-weight-asian="bold" style:font-name-complex="Times New Roman1" style:font-weight-complex="bold"/>
    </style:style>
    <style:style style:name="T15" style:family="text">
      <style:text-properties fo:font-weight="bold" officeooo:rsid="002bcdb2" style:language-asian="tr" style:country-asian="TR" style:font-weight-asian="bold" style:font-name-complex="Times New Roman1" style:font-weight-complex="bold"/>
    </style:style>
    <style:style style:name="T16" style:family="text">
      <style:text-properties fo:font-weight="bold" officeooo:rsid="00f40513" style:language-asian="tr" style:country-asian="TR" style:font-weight-asian="bold" style:font-name-complex="Times New Roman1" style:font-weight-complex="bold"/>
    </style:style>
    <style:style style:name="T17" style:family="text">
      <style:text-properties fo:font-weight="bold" officeooo:rsid="00d9884f" style:language-asian="tr" style:country-asian="TR" style:font-weight-asian="bold" style:font-name-complex="Times New Roman1" style:font-weight-complex="bold"/>
    </style:style>
    <style:style style:name="T18" style:family="text">
      <style:text-properties fo:font-weight="bold" officeooo:rsid="00b9f0a8" style:language-asian="tr" style:country-asian="TR" style:font-weight-asian="bold" style:font-name-complex="Times New Roman1" style:font-weight-complex="bold"/>
    </style:style>
    <style:style style:name="T19" style:family="text">
      <style:text-properties fo:font-weight="bold" officeooo:rsid="00336c0b" style:language-asian="tr" style:country-asian="TR" style:font-weight-asian="bold" style:font-name-complex="Times New Roman1" style:font-weight-complex="bold"/>
    </style:style>
    <style:style style:name="T20" style:family="text">
      <style:text-properties fo:font-weight="bold" officeooo:rsid="00d136f4" style:language-asian="tr" style:country-asian="TR" style:font-weight-asian="bold" style:font-name-complex="Times New Roman1" style:font-weight-complex="bold"/>
    </style:style>
    <style:style style:name="T21" style:family="text">
      <style:text-properties fo:font-weight="bold" officeooo:rsid="00f519a8" style:language-asian="tr" style:country-asian="TR" style:font-weight-asian="bold" style:font-name-complex="Times New Roman1" style:font-weight-complex="bold"/>
    </style:style>
    <style:style style:name="T22" style:family="text">
      <style:text-properties fo:font-weight="bold" officeooo:rsid="007e3d08" style:language-asian="tr" style:country-asian="TR" style:font-weight-asian="bold" style:font-name-complex="Times New Roman1" style:font-weight-complex="bold"/>
    </style:style>
    <style:style style:name="T23" style:family="text">
      <style:text-properties fo:font-weight="bold" officeooo:rsid="00875977" style:language-asian="tr" style:country-asian="TR" style:font-weight-asian="bold" style:font-name-complex="Times New Roman1" style:font-weight-complex="bold"/>
    </style:style>
    <style:style style:name="T24" style:family="text">
      <style:text-properties fo:font-weight="bold" officeooo:rsid="0041c72f" style:language-asian="tr" style:country-asian="TR" style:font-weight-asian="bold" style:font-name-complex="Times New Roman1" style:font-weight-complex="bold"/>
    </style:style>
    <style:style style:name="T25" style:family="text">
      <style:text-properties fo:font-weight="bold" officeooo:rsid="0043613d" style:language-asian="tr" style:country-asian="TR" style:font-weight-asian="bold" style:font-name-complex="Times New Roman1" style:font-weight-complex="bold"/>
    </style:style>
    <style:style style:name="T26" style:family="text">
      <style:text-properties fo:font-weight="bold" officeooo:rsid="00f14736" style:language-asian="tr" style:country-asian="TR" style:font-weight-asian="bold" style:font-name-complex="Times New Roman" style:font-weight-complex="bold"/>
    </style:style>
    <style:style style:name="T27" style:family="text">
      <style:text-properties fo:font-weight="bold" officeooo:rsid="00f4e7c5" style:language-asian="tr" style:country-asian="TR" style:font-weight-asian="bold" style:font-name-complex="Times New Roman" style:font-weight-complex="bold"/>
    </style:style>
    <style:style style:name="T28" style:family="text">
      <style:text-properties fo:font-weight="bold" style:font-weight-asian="bold" style:font-weight-complex="bold"/>
    </style:style>
    <style:style style:name="T29" style:family="text">
      <style:text-properties fo:font-weight="bold" officeooo:rsid="00e333e6" style:font-weight-asian="bold" style:font-weight-complex="bold"/>
    </style:style>
    <style:style style:name="T30" style:family="text">
      <style:text-properties fo:font-weight="bold" officeooo:rsid="005192be" style:font-weight-asian="bold" style:font-weight-complex="bold"/>
    </style:style>
    <style:style style:name="T31" style:family="text">
      <style:text-properties fo:font-weight="bold" officeooo:rsid="00ecf545" style:font-weight-asian="bold" style:font-weight-complex="bold"/>
    </style:style>
    <style:style style:name="T32" style:family="text">
      <style:text-properties fo:font-weight="bold" officeooo:rsid="00ee1b8e" style:font-weight-asian="bold" style:font-weight-complex="bold"/>
    </style:style>
    <style:style style:name="T33" style:family="text">
      <style:text-properties fo:font-weight="bold" officeooo:rsid="00f4e7c5" style:font-weight-asian="bold" style:font-weight-complex="bold"/>
    </style:style>
    <style:style style:name="T34" style:family="text">
      <style:text-properties fo:font-weight="bold" officeooo:rsid="00ef68e4" style:font-weight-asian="bold" style:font-weight-complex="bold"/>
    </style:style>
    <style:style style:name="T35" style:family="text">
      <style:text-properties fo:font-weight="bold" officeooo:rsid="00ed0b73" style:font-weight-asian="bold" style:font-weight-complex="bold"/>
    </style:style>
    <style:style style:name="T36" style:family="text">
      <style:text-properties fo:font-weight="bold" officeooo:rsid="002a4e45" style:font-weight-asian="bold" style:font-weight-complex="bold"/>
    </style:style>
    <style:style style:name="T37" style:family="text">
      <style:text-properties fo:font-weight="bold" officeooo:rsid="00f519a8" style:font-weight-asian="bold" style:font-weight-complex="bold"/>
    </style:style>
    <style:style style:name="T38" style:family="text">
      <style:text-properties fo:font-weight="bold" officeooo:rsid="00eb071a" style:font-weight-asian="bold" style:font-weight-complex="bold"/>
    </style:style>
    <style:style style:name="T39" style:family="text">
      <style:text-properties fo:font-weight="bold" officeooo:rsid="00455e00" style:font-weight-asian="bold" style:font-weight-complex="bold"/>
    </style:style>
    <style:style style:name="T40" style:family="text">
      <style:text-properties fo:font-weight="bold" officeooo:rsid="00275b19" style:font-weight-asian="bold" style:font-weight-complex="bold"/>
    </style:style>
    <style:style style:name="T41" style:family="text">
      <style:text-properties fo:font-weight="bold" officeooo:rsid="00d136f4" style:font-weight-asian="bold" style:font-weight-complex="bold"/>
    </style:style>
    <style:style style:name="T42" style:family="text">
      <style:text-properties fo:font-weight="bold" officeooo:rsid="00f04c9d" style:font-weight-asian="bold" style:font-weight-complex="bold"/>
    </style:style>
    <style:style style:name="T43" style:family="text">
      <style:text-properties fo:font-weight="bold" officeooo:rsid="00f6ec4b" style:font-weight-asian="bold" style:font-weight-complex="bold"/>
    </style:style>
    <style:style style:name="T44" style:family="text">
      <style:text-properties fo:font-weight="bold" officeooo:rsid="002bcdb2" style:font-weight-asian="bold" style:font-weight-complex="bold"/>
    </style:style>
    <style:style style:name="T45" style:family="text">
      <style:text-properties fo:font-weight="bold" officeooo:rsid="00f7da78" style:font-weight-asian="bold" style:font-weight-complex="bold"/>
    </style:style>
    <style:style style:name="T46" style:family="text">
      <style:text-properties fo:font-weight="bold" officeooo:rsid="00c34356" style:font-weight-asian="bold" style:font-weight-complex="bold"/>
    </style:style>
    <style:style style:name="T47" style:family="text">
      <style:text-properties fo:font-weight="bold" officeooo:rsid="00b8b0f5" style:font-weight-asian="bold" style:font-weight-complex="bold"/>
    </style:style>
    <style:style style:name="T48" style:family="text">
      <style:text-properties fo:font-weight="bold" officeooo:rsid="0027df0c" style:font-weight-asian="bold" style:font-weight-complex="bold"/>
    </style:style>
    <style:style style:name="T49" style:family="text">
      <style:text-properties fo:font-weight="bold" officeooo:rsid="00409a28" style:font-weight-asian="bold" style:font-weight-complex="bold"/>
    </style:style>
    <style:style style:name="T50" style:family="text">
      <style:text-properties fo:font-weight="bold" officeooo:rsid="004123ba" style:font-weight-asian="bold" style:font-weight-complex="bold"/>
    </style:style>
    <style:style style:name="T51" style:family="text">
      <style:text-properties fo:font-weight="normal" style:language-asian="tr" style:country-asian="TR" style:font-weight-asian="normal" style:font-name-complex="Times New Roman1" style:font-weight-complex="normal"/>
    </style:style>
    <style:style style:name="T52" style:family="text">
      <style:text-properties fo:font-weight="normal" officeooo:rsid="008f180f" style:language-asian="tr" style:country-asian="TR" style:font-weight-asian="normal" style:font-name-complex="Times New Roman1" style:font-weight-complex="normal"/>
    </style:style>
    <style:style style:name="T53" style:family="text">
      <style:text-properties fo:font-weight="normal" officeooo:rsid="0014c035" style:language-asian="tr" style:country-asian="TR" style:font-weight-asian="normal" style:font-name-complex="Times New Roman1" style:font-weight-complex="normal"/>
    </style:style>
    <style:style style:name="T54" style:family="text">
      <style:text-properties fo:font-weight="normal" officeooo:rsid="007ab96d" style:language-asian="tr" style:country-asian="TR" style:font-weight-asian="normal" style:font-name-complex="Times New Roman1" style:font-weight-complex="normal"/>
    </style:style>
    <style:style style:name="T55" style:family="text">
      <style:text-properties fo:font-weight="normal" officeooo:rsid="003aa60a" style:language-asian="tr" style:country-asian="TR" style:font-weight-asian="normal" style:font-name-complex="Times New Roman1" style:font-weight-complex="normal"/>
    </style:style>
    <style:style style:name="T56" style:family="text">
      <style:text-properties fo:font-weight="normal" officeooo:rsid="002bcdb2" style:language-asian="tr" style:country-asian="TR" style:font-weight-asian="normal" style:font-name-complex="Times New Roman1" style:font-weight-complex="normal"/>
    </style:style>
    <style:style style:name="T57" style:family="text">
      <style:text-properties fo:font-weight="normal" officeooo:rsid="00f14736" style:language-asian="tr" style:country-asian="TR" style:font-weight-asian="normal" style:font-name-complex="Times New Roman1" style:font-weight-complex="normal"/>
    </style:style>
    <style:style style:name="T58" style:family="text">
      <style:text-properties fo:font-weight="normal" officeooo:rsid="00deb2d1" style:language-asian="tr" style:country-asian="TR" style:font-weight-asian="normal" style:font-name-complex="Times New Roman1" style:font-weight-complex="normal"/>
    </style:style>
    <style:style style:name="T59" style:family="text">
      <style:text-properties fo:font-weight="normal" officeooo:rsid="003d6035" style:language-asian="tr" style:country-asian="TR" style:font-weight-asian="normal" style:font-name-complex="Times New Roman1" style:font-weight-complex="normal"/>
    </style:style>
    <style:style style:name="T60" style:family="text">
      <style:text-properties fo:font-weight="normal" officeooo:rsid="00f6ec4b" style:language-asian="tr" style:country-asian="TR" style:font-weight-asian="normal" style:font-name-complex="Times New Roman1" style:font-weight-complex="normal"/>
    </style:style>
    <style:style style:name="T61" style:family="text">
      <style:text-properties fo:font-weight="normal" officeooo:rsid="00455e00" style:language-asian="tr" style:country-asian="TR" style:font-weight-asian="normal" style:font-name-complex="Times New Roman1" style:font-weight-complex="normal"/>
    </style:style>
    <style:style style:name="T62" style:family="text">
      <style:text-properties fo:font-weight="normal" officeooo:rsid="00df6fdc" style:language-asian="tr" style:country-asian="TR" style:font-weight-asian="normal" style:font-name-complex="Times New Roman1" style:font-weight-complex="normal"/>
    </style:style>
    <style:style style:name="T63" style:family="text">
      <style:text-properties fo:font-weight="normal" officeooo:rsid="00d136f4" style:language-asian="tr" style:country-asian="TR" style:font-weight-asian="normal" style:font-name-complex="Times New Roman1" style:font-weight-complex="normal"/>
    </style:style>
    <style:style style:name="T64" style:family="text">
      <style:text-properties fo:font-weight="normal" officeooo:rsid="0013e64a" style:language-asian="tr" style:country-asian="TR" style:font-weight-asian="normal" style:font-name-complex="Times New Roman1" style:font-weight-complex="normal"/>
    </style:style>
    <style:style style:name="T65" style:family="text">
      <style:text-properties fo:font-weight="normal" officeooo:rsid="00d43574" style:language-asian="tr" style:country-asian="TR" style:font-weight-asian="normal" style:font-name-complex="Times New Roman1" style:font-weight-complex="normal"/>
    </style:style>
    <style:style style:name="T66" style:family="text">
      <style:text-properties fo:font-weight="normal" officeooo:rsid="00e8add8" style:language-asian="tr" style:country-asian="TR" style:font-weight-asian="normal" style:font-name-complex="Times New Roman1" style:font-weight-complex="normal"/>
    </style:style>
    <style:style style:name="T67" style:family="text">
      <style:text-properties fo:font-weight="normal" officeooo:rsid="00d9884f" style:language-asian="tr" style:country-asian="TR" style:font-weight-asian="normal" style:font-name-complex="Times New Roman1" style:font-weight-complex="normal"/>
    </style:style>
    <style:style style:name="T68" style:family="text">
      <style:text-properties fo:font-weight="normal" officeooo:rsid="00f2ef4c" style:language-asian="tr" style:country-asian="TR" style:font-weight-asian="normal" style:font-name-complex="Times New Roman1" style:font-weight-complex="normal"/>
    </style:style>
    <style:style style:name="T69" style:family="text">
      <style:text-properties fo:font-weight="normal" officeooo:rsid="00da5b80" style:language-asian="tr" style:country-asian="TR" style:font-weight-asian="normal" style:font-name-complex="Times New Roman1" style:font-weight-complex="normal"/>
    </style:style>
    <style:style style:name="T70" style:family="text">
      <style:text-properties fo:font-weight="normal" officeooo:rsid="0023bd1c" style:language-asian="tr" style:country-asian="TR" style:font-weight-asian="normal" style:font-name-complex="Times New Roman1" style:font-weight-complex="normal"/>
    </style:style>
    <style:style style:name="T71" style:family="text">
      <style:text-properties fo:font-weight="normal" officeooo:rsid="00243e1e" style:language-asian="tr" style:country-asian="TR" style:font-weight-asian="normal" style:font-name-complex="Times New Roman1" style:font-weight-complex="normal"/>
    </style:style>
    <style:style style:name="T72" style:family="text">
      <style:text-properties fo:font-weight="normal" officeooo:rsid="0026c71b" style:language-asian="tr" style:country-asian="TR" style:font-weight-asian="normal" style:font-name-complex="Times New Roman1" style:font-weight-complex="normal"/>
    </style:style>
    <style:style style:name="T73" style:family="text">
      <style:text-properties fo:font-weight="normal" officeooo:rsid="00e04eac" style:language-asian="tr" style:country-asian="TR" style:font-weight-asian="normal" style:font-name-complex="Times New Roman1" style:font-weight-complex="normal"/>
    </style:style>
    <style:style style:name="T74" style:family="text">
      <style:text-properties fo:font-weight="normal" officeooo:rsid="00337b8a" style:language-asian="tr" style:country-asian="TR" style:font-weight-asian="normal" style:font-name-complex="Times New Roman1" style:font-weight-complex="normal"/>
    </style:style>
    <style:style style:name="T75" style:family="text">
      <style:text-properties fo:font-weight="normal" officeooo:rsid="003c9814" style:language-asian="tr" style:country-asian="TR" style:font-weight-asian="normal" style:font-name-complex="Times New Roman1" style:font-weight-complex="normal"/>
    </style:style>
    <style:style style:name="T76" style:family="text">
      <style:text-properties fo:font-weight="normal" officeooo:rsid="004958df" style:language-asian="tr" style:country-asian="TR" style:font-weight-asian="normal" style:font-name-complex="Times New Roman1" style:font-weight-complex="normal"/>
    </style:style>
    <style:style style:name="T77" style:family="text">
      <style:text-properties fo:font-weight="normal" officeooo:rsid="0022f6e7" style:language-asian="tr" style:country-asian="TR" style:font-weight-asian="normal" style:font-name-complex="Times New Roman1" style:font-weight-complex="normal"/>
    </style:style>
    <style:style style:name="T78" style:family="text">
      <style:text-properties fo:font-weight="normal" officeooo:rsid="003b129e" style:language-asian="tr" style:country-asian="TR" style:font-weight-asian="normal" style:font-name-complex="Times New Roman1" style:font-weight-complex="normal"/>
    </style:style>
    <style:style style:name="T79" style:family="text">
      <style:text-properties fo:font-weight="normal" officeooo:rsid="00f519a8" style:language-asian="tr" style:country-asian="TR" style:font-weight-asian="normal" style:font-name-complex="Times New Roman1" style:font-weight-complex="normal"/>
    </style:style>
    <style:style style:name="T80" style:family="text">
      <style:text-properties fo:font-weight="normal" officeooo:rsid="00e41702" style:language-asian="tr" style:country-asian="TR" style:font-weight-asian="normal" style:font-name-complex="Times New Roman1" style:font-weight-complex="normal"/>
    </style:style>
    <style:style style:name="T81" style:family="text">
      <style:text-properties fo:font-weight="normal" officeooo:rsid="003aea8c" style:language-asian="tr" style:country-asian="TR" style:font-weight-asian="normal" style:font-name-complex="Times New Roman1" style:font-weight-complex="normal"/>
    </style:style>
    <style:style style:name="T82" style:family="text">
      <style:text-properties fo:font-weight="normal" officeooo:rsid="0075a0c7" style:language-asian="tr" style:country-asian="TR" style:font-weight-asian="normal" style:font-name-complex="Times New Roman" style:font-weight-complex="normal"/>
    </style:style>
    <style:style style:name="T83" style:family="text">
      <style:text-properties fo:font-weight="normal" officeooo:rsid="00443595" style:language-asian="tr" style:country-asian="TR" style:font-weight-asian="normal" style:font-name-complex="Times New Roman" style:font-weight-complex="normal"/>
    </style:style>
    <style:style style:name="T84" style:family="text">
      <style:text-properties fo:font-weight="normal" officeooo:rsid="00a1fb85" style:language-asian="tr" style:country-asian="TR" style:font-weight-asian="normal" style:font-name-complex="Times New Roman" style:font-weight-complex="normal"/>
    </style:style>
    <style:style style:name="T85" style:family="text">
      <style:text-properties fo:font-weight="normal" officeooo:rsid="0097ef5f" style:language-asian="tr" style:country-asian="TR" style:font-weight-asian="normal" style:font-name-complex="Times New Roman" style:font-weight-complex="normal"/>
    </style:style>
    <style:style style:name="T86" style:family="text">
      <style:text-properties fo:font-weight="normal" style:language-asian="tr" style:country-asian="TR" style:font-weight-asian="normal" style:font-weight-complex="normal"/>
    </style:style>
    <style:style style:name="T87" style:family="text">
      <style:text-properties fo:font-weight="normal" officeooo:rsid="006fa4e9" style:language-asian="tr" style:country-asian="TR" style:font-weight-asian="normal" style:font-weight-complex="normal"/>
    </style:style>
    <style:style style:name="T88" style:family="text">
      <style:text-properties fo:font-weight="normal" officeooo:rsid="003c3a02" style:language-asian="tr" style:country-asian="TR" style:font-weight-asian="normal" style:font-weight-complex="normal"/>
    </style:style>
    <style:style style:name="T89" style:family="text">
      <style:text-properties fo:font-weight="normal" officeooo:rsid="00374a74" style:language-asian="tr" style:country-asian="TR" style:font-weight-asian="normal" style:font-weight-complex="normal"/>
    </style:style>
    <style:style style:name="T90" style:family="text">
      <style:text-properties fo:font-weight="normal" officeooo:rsid="0014a809" style:language-asian="tr" style:country-asian="TR" style:font-weight-asian="normal" style:font-weight-complex="normal"/>
    </style:style>
    <style:style style:name="T91" style:family="text">
      <style:text-properties fo:font-weight="normal" officeooo:rsid="00cc4e8e" style:language-asian="tr" style:country-asian="TR" style:font-weight-asian="normal" style:font-weight-complex="normal"/>
    </style:style>
    <style:style style:name="T92" style:family="text">
      <style:text-properties fo:font-weight="normal" officeooo:rsid="00d136f4" style:language-asian="tr" style:country-asian="TR" style:font-weight-asian="normal" style:font-name-complex="Tahoma" style:font-weight-complex="normal"/>
    </style:style>
    <style:style style:name="T93" style:family="text">
      <style:text-properties fo:font-weight="normal" officeooo:rsid="00d43574" style:language-asian="tr" style:country-asian="TR" style:font-weight-asian="normal" style:font-name-complex="Tahoma" style:font-weight-complex="normal"/>
    </style:style>
    <style:style style:name="T94" style:family="text">
      <style:text-properties fo:font-weight="normal" style:font-weight-asian="normal" style:font-weight-complex="normal"/>
    </style:style>
    <style:style style:name="T95" style:family="text">
      <style:text-properties fo:font-weight="normal" officeooo:rsid="00f14736" style:font-weight-asian="normal" style:font-weight-complex="normal"/>
    </style:style>
    <style:style style:name="T96" style:family="text">
      <style:text-properties fo:font-weight="normal" officeooo:rsid="00f4e7c5" style:font-weight-asian="normal" style:font-weight-complex="normal"/>
    </style:style>
    <style:style style:name="T97" style:family="text">
      <style:text-properties fo:font-weight="normal" officeooo:rsid="00ef68e4" style:font-weight-asian="normal" style:font-weight-complex="normal"/>
    </style:style>
    <style:style style:name="T98" style:family="text">
      <style:text-properties fo:font-weight="normal" officeooo:rsid="004d17d8" style:font-weight-asian="normal" style:font-weight-complex="normal"/>
    </style:style>
    <style:style style:name="T99" style:family="text">
      <style:text-properties fo:font-weight="normal" officeooo:rsid="00ed26ec" style:font-weight-asian="normal" style:font-weight-complex="normal"/>
    </style:style>
    <style:style style:name="T100" style:family="text">
      <style:text-properties fo:font-weight="normal" officeooo:rsid="00191904" style:font-weight-asian="normal" style:font-weight-complex="normal"/>
    </style:style>
    <style:style style:name="T101" style:family="text">
      <style:text-properties fo:font-weight="normal" officeooo:rsid="00c34356" style:font-weight-asian="normal" style:font-weight-complex="normal"/>
    </style:style>
    <style:style style:name="T102" style:family="text">
      <style:text-properties fo:font-weight="normal" officeooo:rsid="00243e1e" style:font-weight-asian="normal" style:font-weight-complex="normal"/>
    </style:style>
    <style:style style:name="T103" style:family="text">
      <style:text-properties fo:font-weight="normal" officeooo:rsid="0027df0c" style:font-weight-asian="normal" style:font-weight-complex="normal"/>
    </style:style>
    <style:style style:name="T104" style:family="text">
      <style:text-properties fo:font-weight="normal" officeooo:rsid="002dd2c8" style:font-weight-asian="normal" style:font-weight-complex="normal"/>
    </style:style>
    <style:style style:name="T105" style:family="text">
      <style:text-properties fo:font-weight="normal" officeooo:rsid="0033af43" style:font-weight-asian="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6bae34"/>
    </style:style>
    <style:style style:name="T108" style:family="text">
      <style:text-properties style:font-name="Ubuntu Condensed"/>
    </style:style>
    <style:style style:name="T109" style:family="text">
      <style:text-properties style:font-name="Ubuntu Condensed" fo:font-weight="bold" style:font-weight-asian="bold" style:font-weight-complex="bold"/>
    </style:style>
    <style:style style:name="T110" style:family="text">
      <style:text-properties style:font-name="Ubuntu Condensed" fo:font-weight="bold" officeooo:rsid="00f4e7c5" style:font-weight-asian="bold" style:font-weight-complex="bold"/>
    </style:style>
    <style:style style:name="T111" style:family="text">
      <style:text-properties style:font-name="Ubuntu Condensed" fo:font-weight="bold" officeooo:rsid="00ef68e4" style:font-weight-asian="bold" style:font-weight-complex="bold"/>
    </style:style>
    <style:style style:name="T112" style:family="text">
      <style:text-properties style:font-name="Ubuntu Condensed" fo:font-weight="bold" officeooo:rsid="00a1fb85" style:font-weight-asian="bold" style:font-weight-complex="bold"/>
    </style:style>
    <style:style style:name="T113" style:family="text">
      <style:text-properties style:font-name="Ubuntu Condensed" fo:font-weight="bold" officeooo:rsid="00eb071a" style:font-weight-asian="bold" style:font-weight-complex="bold"/>
    </style:style>
    <style:style style:name="T114" style:family="text">
      <style:text-properties style:font-name="Ubuntu Condensed" fo:font-weight="bold" officeooo:rsid="00f4e7c5" style:language-asian="tr" style:country-asian="TR" style:font-weight-asian="bold" style:font-name-complex="Times New Roman1" style:font-weight-complex="bold"/>
    </style:style>
    <style:style style:name="T115" style:family="text">
      <style:text-properties style:font-name="Ubuntu Condensed" fo:font-weight="normal" style:font-weight-asian="normal" style:font-weight-complex="normal"/>
    </style:style>
    <style:style style:name="T116" style:family="text">
      <style:text-properties style:font-name="Ubuntu Condensed" fo:font-weight="normal" officeooo:rsid="00ed0b73" style:font-weight-asian="normal" style:font-weight-complex="normal"/>
    </style:style>
    <style:style style:name="T117" style:family="text">
      <style:text-properties style:font-name="Ubuntu Condensed" fo:font-weight="normal" officeooo:rsid="00172ad1" style:font-weight-asian="normal" style:font-weight-complex="normal"/>
    </style:style>
    <style:style style:name="T118" style:family="text">
      <style:text-properties style:font-name="Ubuntu Condensed" fo:font-weight="normal" officeooo:rsid="00f519a8" style:font-weight-asian="normal" style:font-weight-complex="normal"/>
    </style:style>
    <style:style style:name="T119" style:family="text">
      <style:text-properties style:font-name="Ubuntu Condensed" fo:font-weight="normal" officeooo:rsid="00ed26ec" style:font-weight-asian="normal" style:font-weight-complex="normal"/>
    </style:style>
    <style:style style:name="T120" style:family="text">
      <style:text-properties style:font-name="Ubuntu Condensed" fo:font-weight="normal" style:language-asian="tr" style:country-asian="TR" style:font-weight-asian="normal" style:font-name-complex="Times New Roman1" style:font-weight-complex="normal"/>
    </style:style>
    <style:style style:name="T121" style:family="text">
      <style:text-properties style:font-name="Ubuntu Condensed" fo:font-weight="normal" officeooo:rsid="00310090" style:language-asian="tr" style:country-asian="TR" style:font-weight-asian="normal" style:font-name-complex="Times New Roman1" style:font-weight-complex="normal"/>
    </style:style>
    <style:style style:name="T122" style:family="text">
      <style:text-properties style:font-name="Ubuntu Condensed" fo:font-weight="normal" officeooo:rsid="0043c25c" style:language-asian="tr" style:country-asian="TR" style:font-weight-asian="normal" style:font-name-complex="Times New Roman1" style:font-weight-complex="normal"/>
    </style:style>
    <style:style style:name="T123" style:family="text">
      <style:text-properties style:font-name="Ubuntu Condensed" fo:font-weight="normal" officeooo:rsid="00f190da" style:language-asian="tr" style:country-asian="TR" style:font-weight-asian="normal" style:font-name-complex="Times New Roman1" style:font-weight-complex="normal"/>
    </style:style>
    <style:style style:name="T124" style:family="text">
      <style:text-properties style:font-name="Ubuntu Condensed" fo:font-weight="normal" officeooo:rsid="00f4e7c5" style:language-asian="tr" style:country-asian="TR" style:font-weight-asian="normal" style:font-name-complex="Times New Roman1" style:font-weight-complex="normal"/>
    </style:style>
    <style:style style:name="T125" style:family="text">
      <style:text-properties style:font-name="Ubuntu Condensed" fo:font-weight="normal" officeooo:rsid="00ef68e4" style:language-asian="tr" style:country-asian="TR" style:font-weight-asian="normal" style:font-name-complex="Times New Roman1" style:font-weight-complex="normal"/>
    </style:style>
    <style:style style:name="T126" style:family="text">
      <style:text-properties style:font-name="Ubuntu Condensed" officeooo:rsid="00f4e7c5"/>
    </style:style>
    <style:style style:name="T127" style:family="text">
      <style:text-properties style:font-name="Ubuntu Condensed" officeooo:rsid="00ed0b73"/>
    </style:style>
    <style:style style:name="T128" style:family="text">
      <style:text-properties style:font-name="Ubuntu Condensed" fo:font-style="normal" fo:font-weight="bold" officeooo:rsid="00f4e7c5" style:font-style-asian="normal" style:font-weight-asian="bold" style:font-style-complex="normal" style:font-weight-complex="bold"/>
    </style:style>
    <style:style style:name="T129" style:family="text">
      <style:text-properties style:font-name="Ubuntu Condensed" fo:font-style="normal" fo:font-weight="bold" officeooo:rsid="002572b2" style:font-style-asian="normal" style:font-weight-asian="bold" style:font-name-complex="Times New Roman" style:font-weight-complex="bold"/>
    </style:style>
    <style:style style:name="T130" style:family="text">
      <style:text-properties style:font-name="Ubuntu Condensed" fo:font-style="normal" fo:font-weight="bold" officeooo:rsid="002572b2" style:font-style-asian="normal" style:font-weight-asian="bold" style:font-name-complex="Times New Roman" style:font-weight-complex="normal"/>
    </style:style>
    <style:style style:name="T131" style:family="text">
      <style:text-properties style:font-name="Ubuntu Condensed" officeooo:rsid="00f519a8"/>
    </style:style>
    <style:style style:name="T132" style:family="text">
      <style:text-properties style:font-name="Ubuntu Condensed" officeooo:rsid="00ef68e4"/>
    </style:style>
    <style:style style:name="T133" style:family="text">
      <style:text-properties style:font-name="Ubuntu Condensed" officeooo:rsid="00ed26ec"/>
    </style:style>
    <style:style style:name="T134" style:family="text">
      <style:text-properties style:font-name="Ubuntu Condensed" officeooo:rsid="00b87544"/>
    </style:style>
    <style:style style:name="T135" style:family="text">
      <style:text-properties style:font-name="Ubuntu Condensed" officeooo:rsid="00ee1b8e"/>
    </style:style>
    <style:style style:name="T136" style:family="text">
      <style:text-properties style:font-name="Ubuntu Condensed" officeooo:rsid="00f6ec4b"/>
    </style:style>
    <style:style style:name="T137" style:family="text">
      <style:text-properties style:font-name="Ubuntu Condensed" officeooo:rsid="00f2ef4c"/>
    </style:style>
    <style:style style:name="T138" style:family="text">
      <style:text-properties style:font-name="Ubuntu Condensed" officeooo:rsid="001b7644"/>
    </style:style>
    <style:style style:name="T139" style:family="text">
      <style:text-properties style:font-name="Ubuntu Condensed" officeooo:rsid="0097ef5f"/>
    </style:style>
    <style:style style:name="T140" style:family="text">
      <style:text-properties style:font-name="Ubuntu Condensed" officeooo:rsid="00347560"/>
    </style:style>
    <style:style style:name="T141" style:family="text">
      <style:text-properties style:font-name="Ubuntu Condensed" officeooo:rsid="00f75d4d"/>
    </style:style>
    <style:style style:name="T142" style:family="text">
      <style:text-properties style:font-name="Ubuntu Condensed" officeooo:rsid="001e49f7"/>
    </style:style>
    <style:style style:name="T143" style:family="text">
      <style:text-properties style:font-name="Ubuntu Condensed" officeooo:rsid="0026c71b"/>
    </style:style>
    <style:style style:name="T144" style:family="text">
      <style:text-properties style:font-name="Ubuntu Condensed" officeooo:rsid="00336c0b"/>
    </style:style>
    <style:style style:name="T145" style:family="text">
      <style:text-properties style:font-name="Ubuntu Condensed" officeooo:rsid="003aea8c"/>
    </style:style>
    <style:style style:name="T146" style:family="text">
      <style:text-properties fo:font-style="italic" style:font-style-asian="italic" style:font-style-complex="italic"/>
    </style:style>
    <style:style style:name="T147" style:family="text">
      <style:text-properties fo:font-style="italic" officeooo:rsid="00b9f0a8" style:font-style-asian="italic" style:font-style-complex="italic"/>
    </style:style>
    <style:style style:name="T14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49"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50"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151" style:family="text">
      <style:text-properties fo:font-style="italic" style:text-underline-style="solid" style:text-underline-width="auto" style:text-underline-color="font-color" fo:font-weight="bold" style:font-style-asian="italic" style:font-weight-asian="bold"/>
    </style:style>
    <style:style style:name="T1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3"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54" style:family="text">
      <style:text-properties fo:font-style="italic" style:text-underline-style="none" fo:font-weight="bold" style:language-asian="tr" style:country-asian="TR" style:font-style-asian="italic" style:font-weight-asian="bold" style:font-name-complex="Times New Roman1"/>
    </style:style>
    <style:style style:name="T155"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56"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157"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158"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159"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160"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161" style:family="text">
      <style:text-properties fo:font-style="italic" style:language-asian="tr" style:country-asian="TR" style:font-style-asian="italic" style:font-name-complex="Times New Roman1" style:font-style-complex="italic"/>
    </style:style>
    <style:style style:name="T162" style:family="text">
      <style:text-properties fo:font-style="italic" officeooo:rsid="003b129e" style:language-asian="tr" style:country-asian="TR" style:font-style-asian="italic" style:font-name-complex="Times New Roman1" style:font-style-complex="italic"/>
    </style:style>
    <style:style style:name="T163" style:family="text">
      <style:text-properties fo:font-style="italic" officeooo:rsid="0047d350" style:language-asian="tr" style:country-asian="TR" style:font-style-asian="italic" style:font-name-complex="Times New Roman1" style:font-style-complex="italic"/>
    </style:style>
    <style:style style:name="T164" style:family="text">
      <style:text-properties fo:font-style="italic" officeooo:rsid="00e8f33b" style:language-asian="tr" style:country-asian="TR" style:font-style-asian="italic" style:font-name-complex="Times New Roman1" style:font-style-complex="italic"/>
    </style:style>
    <style:style style:name="T165" style:family="text">
      <style:text-properties fo:font-style="italic" fo:font-weight="normal" officeooo:rsid="007390b8" style:language-asian="tr" style:country-asian="TR" style:font-style-asian="italic" style:font-weight-asian="normal" style:font-name-complex="Times New Roman" style:font-style-complex="italic" style:font-weight-complex="normal"/>
    </style:style>
    <style:style style:name="T166"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67"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68" style:family="text">
      <style:text-properties fo:font-style="italic" fo:font-weight="normal" officeooo:rsid="005915ab" style:language-asian="tr" style:country-asian="TR" style:font-style-asian="italic" style:font-weight-asian="normal" style:font-name-complex="Times New Roman1" style:font-style-complex="italic" style:font-weight-complex="normal"/>
    </style:style>
    <style:style style:name="T169" style:family="text">
      <style:text-properties fo:font-style="italic" fo:font-weight="normal" officeooo:rsid="00e41702" style:language-asian="tr" style:country-asian="TR" style:font-style-asian="italic" style:font-weight-asian="normal" style:font-name-complex="Times New Roman1" style:font-style-complex="italic" style:font-weight-complex="normal"/>
    </style:style>
    <style:style style:name="T170" style:family="text">
      <style:text-properties fo:font-style="italic" fo:font-weight="normal" style:language-asian="tr" style:country-asian="TR" style:font-style-asian="italic" style:font-weight-asian="normal" style:font-name-complex="Times New Roman1" style:font-weight-complex="normal"/>
    </style:style>
    <style:style style:name="T171"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72" style:family="text">
      <style:text-properties fo:font-style="italic" fo:font-weight="bold" style:language-asian="tr" style:country-asian="TR" style:font-style-asian="italic" style:font-weight-asian="bold" style:font-name-complex="Times New Roman1"/>
    </style:style>
    <style:style style:name="T173" style:family="text">
      <style:text-properties fo:font-style="italic" fo:font-weight="bold" style:language-asian="tr" style:country-asian="TR" style:font-style-asian="italic" style:font-weight-asian="bold" style:font-name-complex="Times New Roman1" style:font-style-complex="italic" style:font-weight-complex="bold"/>
    </style:style>
    <style:style style:name="T174" style:family="text">
      <style:text-properties officeooo:rsid="00e8add8"/>
    </style:style>
    <style:style style:name="T175" style:family="text">
      <style:text-properties style:language-asian="tr" style:country-asian="TR" style:font-name-complex="Times New Roman1"/>
    </style:style>
    <style:style style:name="T176" style:family="text">
      <style:text-properties officeooo:rsid="003b129e" style:language-asian="tr" style:country-asian="TR" style:font-name-complex="Times New Roman1"/>
    </style:style>
    <style:style style:name="T177" style:family="text">
      <style:text-properties officeooo:rsid="0097ef5f" style:language-asian="tr" style:country-asian="TR" style:font-name-complex="Times New Roman1"/>
    </style:style>
    <style:style style:name="T178" style:family="text">
      <style:text-properties officeooo:rsid="0047d350" style:language-asian="tr" style:country-asian="TR" style:font-name-complex="Times New Roman1"/>
    </style:style>
    <style:style style:name="T179" style:family="text">
      <style:text-properties officeooo:rsid="004a1f33" style:language-asian="tr" style:country-asian="TR" style:font-name-complex="Times New Roman1"/>
    </style:style>
    <style:style style:name="T180" style:family="text">
      <style:text-properties officeooo:rsid="005e4a91" style:language-asian="tr" style:country-asian="TR" style:font-name-complex="Times New Roman1"/>
    </style:style>
    <style:style style:name="T181" style:family="text">
      <style:text-properties officeooo:rsid="00821128" style:language-asian="tr" style:country-asian="TR" style:font-name-complex="Times New Roman1"/>
    </style:style>
    <style:style style:name="T182" style:family="text">
      <style:text-properties officeooo:rsid="00348da0" style:language-asian="tr" style:country-asian="TR" style:font-name-complex="Times New Roman1"/>
    </style:style>
    <style:style style:name="T183" style:family="text">
      <style:text-properties officeooo:rsid="00f1ae08" style:language-asian="tr" style:country-asian="TR" style:font-name-complex="Times New Roman1"/>
    </style:style>
    <style:style style:name="T184" style:family="text">
      <style:text-properties officeooo:rsid="008676e7" style:language-asian="tr" style:country-asian="TR" style:font-name-complex="Times New Roman1"/>
    </style:style>
    <style:style style:name="T185" style:family="text">
      <style:text-properties officeooo:rsid="003c9814" style:language-asian="tr" style:country-asian="TR" style:font-name-complex="Times New Roman1"/>
    </style:style>
    <style:style style:name="T186" style:family="text">
      <style:text-properties officeooo:rsid="00467d30" style:language-asian="tr" style:country-asian="TR" style:font-name-complex="Times New Roman1"/>
    </style:style>
    <style:style style:name="T187" style:family="text">
      <style:text-properties officeooo:rsid="004958df" style:language-asian="tr" style:country-asian="TR" style:font-name-complex="Times New Roman1"/>
    </style:style>
    <style:style style:name="T188" style:family="text">
      <style:text-properties officeooo:rsid="0022f6e7" style:language-asian="tr" style:country-asian="TR" style:font-name-complex="Times New Roman1"/>
    </style:style>
    <style:style style:name="T189" style:family="text">
      <style:text-properties officeooo:rsid="0013e64a" style:language-asian="tr" style:country-asian="TR" style:font-name-complex="Times New Roman1"/>
    </style:style>
    <style:style style:name="T190" style:family="text">
      <style:text-properties officeooo:rsid="003d13be" style:language-asian="tr" style:country-asian="TR" style:font-name-complex="Times New Roman1"/>
    </style:style>
    <style:style style:name="T191" style:family="text">
      <style:text-properties officeooo:rsid="003c3a02" style:language-asian="tr" style:country-asian="TR" style:font-name-complex="Times New Roman1"/>
    </style:style>
    <style:style style:name="T192" style:family="text">
      <style:text-properties officeooo:rsid="006bae34" style:language-asian="tr" style:country-asian="TR" style:font-name-complex="Times New Roman1"/>
    </style:style>
    <style:style style:name="T193" style:family="text">
      <style:text-properties officeooo:rsid="00d136f4" style:language-asian="tr" style:country-asian="TR" style:font-name-complex="Times New Roman1"/>
    </style:style>
    <style:style style:name="T194" style:family="text">
      <style:text-properties officeooo:rsid="00409a28" style:language-asian="tr" style:country-asian="TR" style:font-name-complex="Times New Roman1"/>
    </style:style>
    <style:style style:name="T195" style:family="text">
      <style:text-properties style:language-asian="tr" style:country-asian="TR" style:font-name-complex="Tahoma"/>
    </style:style>
    <style:style style:name="T196" style:family="text">
      <style:text-properties officeooo:rsid="004958df" style:language-asian="tr" style:country-asian="TR" style:font-name-complex="Tahoma"/>
    </style:style>
    <style:style style:name="T197" style:family="text">
      <style:text-properties officeooo:rsid="003b129e" style:language-asian="tr" style:country-asian="TR" style:font-name-complex="Tahoma"/>
    </style:style>
    <style:style style:name="T198" style:family="text">
      <style:text-properties officeooo:rsid="006bae34" style:language-asian="tr" style:country-asian="TR" style:font-name-complex="Tahoma"/>
    </style:style>
    <style:style style:name="T199" style:family="text">
      <style:text-properties officeooo:rsid="00374a74" style:language-asian="tr" style:country-asian="TR"/>
    </style:style>
    <style:style style:name="T200" style:family="text">
      <style:text-properties officeooo:rsid="0014a809" style:language-asian="tr" style:country-asian="TR"/>
    </style:style>
    <style:style style:name="T201" style:family="text">
      <style:text-properties fo:font-style="normal" fo:font-weight="normal" officeooo:rsid="007390b8" style:language-asian="tr" style:country-asian="TR" style:font-style-asian="normal" style:font-weight-asian="normal" style:font-name-complex="Times New Roman" style:font-weight-complex="normal"/>
    </style:style>
    <style:style style:name="T202"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203"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204"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205" style:family="text">
      <style:text-properties fo:font-style="normal" fo:font-weight="normal" officeooo:rsid="008af4ba" style:language-asian="tr" style:country-asian="TR" style:font-style-asian="normal" style:font-weight-asian="normal" style:font-name-complex="Times New Roman1" style:font-style-complex="normal" style:font-weight-complex="normal"/>
    </style:style>
    <style:style style:name="T206" style:family="text">
      <style:text-properties fo:font-style="normal" fo:font-weight="normal" officeooo:rsid="001ce9c0" style:language-asian="tr" style:country-asian="TR" style:font-style-asian="normal" style:font-weight-asian="normal" style:font-name-complex="Times New Roman1" style:font-style-complex="normal" style:font-weight-complex="normal"/>
    </style:style>
    <style:style style:name="T207" style:family="text">
      <style:text-properties fo:font-style="normal" fo:font-weight="normal" style:font-style-asian="normal" style:font-weight-asian="normal" style:font-name-complex="Times New Roman" style:font-weight-complex="normal"/>
    </style:style>
    <style:style style:name="T208" style:family="text">
      <style:text-properties fo:font-style="normal" fo:font-weight="normal" officeooo:rsid="0023f1ec" style:font-style-asian="normal" style:font-weight-asian="normal" style:font-name-complex="Times New Roman" style:font-weight-complex="normal"/>
    </style:style>
    <style:style style:name="T209" style:family="text">
      <style:text-properties fo:font-style="normal" fo:font-weight="normal" officeooo:rsid="002572b2" style:font-style-asian="normal" style:font-weight-asian="normal" style:font-name-complex="Times New Roman" style:font-weight-complex="normal"/>
    </style:style>
    <style:style style:name="T210" style:family="text">
      <style:text-properties fo:font-style="normal" fo:font-weight="normal" officeooo:rsid="00455e00" style:font-style-asian="normal" style:font-weight-asian="normal" style:font-name-complex="Times New Roman" style:font-weight-complex="normal"/>
    </style:style>
    <style:style style:name="T211" style:family="text">
      <style:text-properties fo:font-style="normal" fo:font-weight="bold" officeooo:rsid="001ce9c0" style:language-asian="tr" style:country-asian="TR" style:font-style-asian="normal" style:font-weight-asian="bold" style:font-name-complex="Times New Roman1" style:font-style-complex="normal" style:font-weight-complex="bold"/>
    </style:style>
    <style:style style:name="T212" style:family="text">
      <style:text-properties fo:font-style="normal" fo:font-weight="bold" officeooo:rsid="00248930" style:language-asian="tr" style:country-asian="TR" style:font-style-asian="normal" style:font-weight-asian="bold" style:font-name-complex="Times New Roman1" style:font-style-complex="normal" style:font-weight-complex="bold"/>
    </style:style>
    <style:style style:name="T213" style:family="text">
      <style:text-properties fo:font-style="normal" fo:font-weight="bold" officeooo:rsid="0041c72f" style:language-asian="tr" style:country-asian="TR" style:font-style-asian="normal" style:font-weight-asian="bold" style:font-name-complex="Times New Roman1" style:font-style-complex="normal" style:font-weight-complex="bold"/>
    </style:style>
    <style:style style:name="T214" style:family="text">
      <style:text-properties fo:font-style="normal" fo:font-weight="bold" style:font-style-asian="normal" style:font-weight-asian="bold" style:font-name-complex="Times New Roman" style:font-weight-complex="normal"/>
    </style:style>
    <style:style style:name="T215" style:family="text">
      <style:text-properties fo:font-style="normal" fo:font-weight="bold" officeooo:rsid="002a4e45" style:font-style-asian="normal" style:font-weight-asian="bold" style:font-name-complex="Times New Roman" style:font-weight-complex="normal"/>
    </style:style>
    <style:style style:name="T216" style:family="text">
      <style:text-properties fo:font-style="normal" fo:font-weight="bold" officeooo:rsid="00275b19" style:font-style-asian="normal" style:font-weight-asian="bold" style:font-name-complex="Times New Roman" style:font-weight-complex="normal"/>
    </style:style>
    <style:style style:name="T217"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218" style:family="text">
      <style:text-properties fo:font-style="normal" style:text-underline-style="none" fo:font-weight="normal" officeooo:rsid="00409a28" style:language-asian="tr" style:country-asian="TR" style:font-style-asian="normal" style:font-weight-asian="normal" style:font-name-complex="Times New Roman1" style:font-style-complex="italic" style:font-weight-complex="normal"/>
    </style:style>
    <style:style style:name="T219" style:family="text">
      <style:text-properties officeooo:rsid="005192be"/>
    </style:style>
    <style:style style:name="T220" style:family="text">
      <style:text-properties fo:font-size="12pt" fo:font-style="italic" style:text-underline-style="solid" style:text-underline-width="auto" style:text-underline-color="font-color" fo:font-weight="bold" officeooo:rsid="00ecf545" style:font-size-asian="12pt" style:language-asian="tr" style:country-asian="TR" style:font-style-asian="italic" style:font-weight-asian="bold" style:font-name-complex="Times New Roman1" style:font-size-complex="12pt" style:font-style-complex="italic" style:font-weight-complex="bold"/>
    </style:style>
    <style:style style:name="T221" style:family="text">
      <style:text-properties fo:font-size="12pt" fo:font-style="italic" style:text-underline-style="solid" style:text-underline-width="auto" style:text-underline-color="font-color"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222" style:family="text">
      <style:text-properties fo:font-size="12pt" fo:font-style="italic" style:text-underline-style="solid" style:text-underline-width="auto" style:text-underline-color="font-color" fo:font-weight="bold" officeooo:rsid="00eb071a" style:font-size-asian="12pt" style:language-asian="tr" style:country-asian="TR" style:font-style-asian="italic" style:font-weight-asian="bold" style:font-name-complex="Times New Roman1" style:font-size-complex="12pt" style:font-style-complex="italic" style:font-weight-complex="bold"/>
    </style:style>
    <style:style style:name="T223" style:family="text">
      <style:text-properties fo:font-size="12pt" fo:font-style="normal" style:text-underline-style="none" fo:font-weight="normal" officeooo:rsid="002b0bb3" style:font-size-asian="12pt" style:language-asian="tr" style:country-asian="TR" style:font-style-asian="normal" style:font-weight-asian="normal" style:font-name-complex="Times New Roman1" style:font-size-complex="12pt" style:font-style-complex="normal" style:font-weight-complex="normal"/>
    </style:style>
    <style:style style:name="T224" style:family="text">
      <style:text-properties fo:font-size="12pt" fo:font-style="normal" style:text-underline-style="none" fo:font-weight="normal" officeooo:rsid="004c1294" style:font-size-asian="12pt" style:language-asian="tr" style:country-asian="TR" style:font-style-asian="normal" style:font-weight-asian="normal" style:font-name-complex="Times New Roman1" style:font-size-complex="12pt" style:font-style-complex="normal" style:font-weight-complex="normal"/>
    </style:style>
    <style:style style:name="T225" style:family="text">
      <style:text-properties fo:font-size="12pt" fo:font-style="normal" style:text-underline-style="none" fo:font-weight="normal" officeooo:rsid="00f190da" style:font-size-asian="12pt" style:language-asian="tr" style:country-asian="TR" style:font-style-asian="normal" style:font-weight-asian="normal" style:font-name-complex="Times New Roman1" style:font-size-complex="12pt" style:font-style-complex="normal" style:font-weight-complex="normal"/>
    </style:style>
    <style:style style:name="T226" style:family="text">
      <style:text-properties fo:font-size="12pt" fo:font-style="normal"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style>
    <style:style style:name="T227" style:family="text">
      <style:text-properties fo:font-size="12pt" fo:font-style="normal" style:text-underline-style="none" fo:font-weight="normal" officeooo:rsid="001ab6fb" style:font-size-asian="12pt" style:language-asian="tr" style:country-asian="TR" style:font-style-asian="normal" style:font-weight-asian="normal" style:font-name-complex="Times New Roman1" style:font-size-complex="12pt" style:font-style-complex="normal" style:font-weight-complex="normal"/>
    </style:style>
    <style:style style:name="T228" style:family="text">
      <style:text-properties fo:font-size="12pt" fo:font-style="normal" style:text-underline-style="none" fo:font-weight="normal" officeooo:rsid="00875977" style:font-size-asian="12pt" style:language-asian="tr" style:country-asian="TR" style:font-style-asian="normal" style:font-weight-asian="normal" style:font-name-complex="Times New Roman1" style:font-size-complex="12pt" style:font-style-complex="normal" style:font-weight-complex="normal"/>
    </style:style>
    <style:style style:name="T229" style:family="text">
      <style:text-properties fo:font-size="12pt" fo:font-style="normal" style:text-underline-style="none" fo:font-weight="normal" officeooo:rsid="00512536" style:font-size-asian="12pt" style:language-asian="tr" style:country-asian="TR" style:font-style-asian="normal" style:font-weight-asian="normal" style:font-name-complex="Times New Roman1" style:font-size-complex="12pt" style:font-style-complex="normal" style:font-weight-complex="normal"/>
    </style:style>
    <style:style style:name="T230" style:family="text">
      <style:text-properties fo:font-size="12pt" fo:font-style="normal" style:text-underline-style="none" fo:font-weight="normal" officeooo:rsid="003d6035" style:font-size-asian="12pt" style:language-asian="tr" style:country-asian="TR" style:font-style-asian="normal" style:font-weight-asian="normal" style:font-name-complex="Times New Roman1" style:font-size-complex="12pt" style:font-style-complex="normal" style:font-weight-complex="normal"/>
    </style:style>
    <style:style style:name="T231" style:family="text">
      <style:text-properties fo:font-size="12pt" fo:font-style="normal" style:text-underline-style="none" fo:font-weight="normal" officeooo:rsid="0013588f" style:font-size-asian="12pt" style:language-asian="tr" style:country-asian="TR" style:font-style-asian="normal" style:font-weight-asian="normal" style:font-name-complex="Times New Roman1" style:font-size-complex="12pt" style:font-style-complex="normal" style:font-weight-complex="normal"/>
    </style:style>
    <style:style style:name="T232" style:family="text">
      <style:text-properties fo:font-size="12pt" fo:font-style="normal" style:text-underline-style="none" fo:font-weight="normal" officeooo:rsid="003b129e" style:font-size-asian="12pt" style:language-asian="tr" style:country-asian="TR" style:font-style-asian="normal" style:font-weight-asian="normal" style:font-name-complex="Times New Roman1" style:font-size-complex="12pt" style:font-style-complex="normal" style:font-weight-complex="normal"/>
    </style:style>
    <style:style style:name="T233" style:family="text">
      <style:text-properties fo:font-size="12pt" fo:font-style="normal" style:text-underline-style="none" fo:font-weight="normal" officeooo:rsid="003d13be" style:font-size-asian="12pt" style:language-asian="tr" style:country-asian="TR" style:font-style-asian="normal" style:font-weight-asian="normal" style:font-name-complex="Times New Roman1" style:font-size-complex="12pt" style:font-style-complex="normal" style:font-weight-complex="normal"/>
    </style:style>
    <style:style style:name="T234" style:family="text">
      <style:text-properties fo:font-size="12pt" fo:font-style="normal" style:text-underline-style="none" fo:font-weight="normal" officeooo:rsid="00443595" style:font-size-asian="12pt" style:language-asian="tr" style:country-asian="TR" style:font-style-asian="normal" style:font-weight-asian="normal" style:font-name-complex="Times New Roman1" style:font-size-complex="12pt" style:font-style-complex="normal" style:font-weight-complex="normal"/>
    </style:style>
    <style:style style:name="T235" style:family="text">
      <style:text-properties fo:font-size="12pt" fo:font-style="normal" style:text-underline-style="none" fo:font-weight="normal" officeooo:rsid="003c9814" style:font-size-asian="12pt" style:language-asian="tr" style:country-asian="TR" style:font-style-asian="normal" style:font-weight-asian="normal" style:font-name-complex="Times New Roman1" style:font-size-complex="12pt" style:font-style-complex="normal" style:font-weight-complex="normal"/>
    </style:style>
    <style:style style:name="T236" style:family="text">
      <style:text-properties fo:font-size="12pt" fo:font-style="normal" style:text-underline-style="none" fo:font-weight="normal" officeooo:rsid="0023bd1c" style:font-size-asian="12pt" style:language-asian="tr" style:country-asian="TR" style:font-style-asian="normal" style:font-weight-asian="normal" style:font-name-complex="Times New Roman1" style:font-size-complex="12pt" style:font-style-complex="normal" style:font-weight-complex="normal"/>
    </style:style>
    <style:style style:name="T237" style:family="text">
      <style:text-properties fo:font-size="12pt" fo:font-style="normal" style:text-underline-style="none" fo:font-weight="normal" officeooo:rsid="00336c0b" style:font-size-asian="12pt" style:language-asian="tr" style:country-asian="TR" style:font-style-asian="normal" style:font-weight-asian="normal" style:font-name-complex="Times New Roman1" style:font-size-complex="12pt" style:font-style-complex="normal" style:font-weight-complex="normal"/>
    </style:style>
    <style:style style:name="T238" style:family="text">
      <style:text-properties fo:font-size="12pt" fo:font-style="normal" style:text-underline-style="none" fo:font-weight="normal" officeooo:rsid="0042d9d5" style:font-size-asian="12pt" style:language-asian="tr" style:country-asian="TR" style:font-style-asian="normal" style:font-weight-asian="normal" style:font-name-complex="Times New Roman1" style:font-size-complex="12pt" style:font-style-complex="normal" style:font-weight-complex="normal"/>
    </style:style>
    <style:style style:name="T239" style:family="text">
      <style:text-properties fo:font-size="12pt" fo:font-style="normal" style:text-underline-style="none" fo:font-weight="bold" officeooo:rsid="00f4e7c5" style:font-size-asian="12pt" style:language-asian="tr" style:country-asian="TR" style:font-style-asian="normal" style:font-weight-asian="bold" style:font-name-complex="Times New Roman1" style:font-size-complex="12pt" style:font-style-complex="normal" style:font-weight-complex="bold"/>
    </style:style>
    <style:style style:name="T240" style:family="text">
      <style:text-properties fo:font-size="12pt" fo:font-style="normal" style:text-underline-style="none" fo:font-weight="bold" officeooo:rsid="00ef68e4" style:font-size-asian="12pt" style:language-asian="tr" style:country-asian="TR" style:font-style-asian="normal" style:font-weight-asian="bold" style:font-name-complex="Times New Roman1" style:font-size-complex="12pt" style:font-style-complex="normal" style:font-weight-complex="bold"/>
    </style:style>
    <style:style style:name="T241" style:family="text">
      <style:text-properties fo:font-size="12pt" style:font-size-asian="12pt" style:language-asian="tr" style:country-asian="TR" style:font-name-complex="Times New Roman1" style:font-size-complex="12pt"/>
    </style:style>
    <style:style style:name="T242" style:family="text">
      <style:text-properties fo:font-size="12pt" officeooo:rsid="00c5822c" style:font-size-asian="12pt" style:language-asian="tr" style:country-asian="TR" style:font-name-complex="Times New Roman1" style:font-size-complex="12pt"/>
    </style:style>
    <style:style style:name="T243" style:family="text">
      <style:text-properties fo:font-size="12pt" officeooo:rsid="00c5d15f" style:font-size-asian="12pt" style:language-asian="tr" style:country-asian="TR" style:font-name-complex="Times New Roman1" style:font-size-complex="12pt"/>
    </style:style>
    <style:style style:name="T244" style:family="text">
      <style:text-properties fo:font-size="12pt" officeooo:rsid="0027df0c" style:font-size-asian="12pt" style:language-asian="tr" style:country-asian="TR" style:font-name-complex="Times New Roman1" style:font-size-complex="12pt"/>
    </style:style>
    <style:style style:name="T245" style:family="text">
      <style:text-properties fo:font-size="12pt" officeooo:rsid="0033af43" style:font-size-asian="12pt" style:language-asian="tr" style:country-asian="TR" style:font-name-complex="Times New Roman1" style:font-size-complex="12pt"/>
    </style:style>
    <style:style style:name="T246"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247" style:family="text">
      <style:text-properties fo:font-size="12pt" fo:font-weight="normal" officeooo:rsid="00c2b0f9" style:font-size-asian="12pt" style:language-asian="tr" style:country-asian="TR" style:font-weight-asian="normal" style:font-name-complex="Times New Roman1" style:font-size-complex="12pt" style:font-weight-complex="normal"/>
    </style:style>
    <style:style style:name="T248" style:family="text">
      <style:text-properties fo:font-size="12pt" fo:font-weight="normal" officeooo:rsid="00c5822c" style:font-size-asian="12pt" style:language-asian="tr" style:country-asian="TR" style:font-weight-asian="normal" style:font-name-complex="Times New Roman1" style:font-size-complex="12pt" style:font-weight-complex="normal"/>
    </style:style>
    <style:style style:name="T249" style:family="text">
      <style:text-properties fo:font-size="12pt" fo:font-weight="normal" officeooo:rsid="00cddedd" style:font-size-asian="12pt" style:language-asian="tr" style:country-asian="TR" style:font-weight-asian="normal" style:font-name-complex="Times New Roman1" style:font-size-complex="12pt" style:font-weight-complex="normal"/>
    </style:style>
    <style:style style:name="T250" style:family="text">
      <style:text-properties fo:font-size="12pt" fo:font-weight="normal" officeooo:rsid="00d55402" style:font-size-asian="12pt" style:language-asian="tr" style:country-asian="TR" style:font-weight-asian="normal" style:font-name-complex="Times New Roman1" style:font-size-complex="12pt" style:font-weight-complex="normal"/>
    </style:style>
    <style:style style:name="T251" style:family="text">
      <style:text-properties fo:font-size="12pt" fo:font-weight="normal" officeooo:rsid="00c5d15f" style:font-size-asian="12pt" style:language-asian="tr" style:country-asian="TR" style:font-weight-asian="normal" style:font-name-complex="Times New Roman1" style:font-size-complex="12pt" style:font-weight-complex="normal"/>
    </style:style>
    <style:style style:name="T252" style:family="text">
      <style:text-properties fo:font-size="12pt" fo:font-weight="normal" officeooo:rsid="0027df0c" style:font-size-asian="12pt" style:language-asian="tr" style:country-asian="TR" style:font-weight-asian="normal" style:font-name-complex="Times New Roman1" style:font-size-complex="12pt" style:font-weight-complex="normal"/>
    </style:style>
    <style:style style:name="T253" style:family="text">
      <style:text-properties fo:font-size="12pt" fo:font-weight="normal" officeooo:rsid="002852e8" style:font-size-asian="12pt" style:language-asian="tr" style:country-asian="TR" style:font-weight-asian="normal" style:font-name-complex="Times New Roman1" style:font-size-complex="12pt" style:font-weight-complex="normal"/>
    </style:style>
    <style:style style:name="T254" style:family="text">
      <style:text-properties fo:font-size="12pt" fo:font-weight="normal" officeooo:rsid="0029bc9f" style:font-size-asian="12pt" style:language-asian="tr" style:country-asian="TR" style:font-weight-asian="normal" style:font-name-complex="Times New Roman1" style:font-size-complex="12pt" style:font-weight-complex="normal"/>
    </style:style>
    <style:style style:name="T255" style:family="text">
      <style:text-properties fo:font-size="12pt" fo:font-weight="normal" officeooo:rsid="002af4ca" style:font-size-asian="12pt" style:language-asian="tr" style:country-asian="TR" style:font-weight-asian="normal" style:font-name-complex="Times New Roman1" style:font-size-complex="12pt" style:font-weight-complex="normal"/>
    </style:style>
    <style:style style:name="T256" style:family="text">
      <style:text-properties fo:font-size="12pt" fo:font-weight="normal" officeooo:rsid="002bd0a3" style:font-size-asian="12pt" style:language-asian="tr" style:country-asian="TR" style:font-weight-asian="normal" style:font-name-complex="Times New Roman1" style:font-size-complex="12pt" style:font-weight-complex="normal"/>
    </style:style>
    <style:style style:name="T257" style:family="text">
      <style:text-properties fo:font-size="12pt" fo:font-weight="normal" officeooo:rsid="00e41702" style:font-size-asian="12pt" style:language-asian="tr" style:country-asian="TR" style:font-weight-asian="normal" style:font-name-complex="Times New Roman1" style:font-size-complex="12pt" style:font-weight-complex="normal"/>
    </style:style>
    <style:style style:name="T258" style:family="text">
      <style:text-properties fo:font-size="12pt" fo:font-weight="normal" officeooo:rsid="002dd2c8" style:font-size-asian="12pt" style:language-asian="tr" style:country-asian="TR" style:font-weight-asian="normal" style:font-name-complex="Times New Roman1" style:font-size-complex="12pt" style:font-weight-complex="normal"/>
    </style:style>
    <style:style style:name="T259" style:family="text">
      <style:text-properties fo:font-size="12pt" fo:font-weight="normal" officeooo:rsid="0033af43" style:font-size-asian="12pt" style:language-asian="tr" style:country-asian="TR" style:font-weight-asian="normal" style:font-name-complex="Times New Roman1" style:font-size-complex="12pt" style:font-weight-complex="normal"/>
    </style:style>
    <style:style style:name="T260" style:family="text">
      <style:text-properties officeooo:rsid="00ecf545"/>
    </style:style>
    <style:style style:name="T261" style:family="text">
      <style:text-properties officeooo:rsid="00f519a8"/>
    </style:style>
    <style:style style:name="T262" style:family="text">
      <style:text-properties fo:language="tr" fo:country="TR" style:font-name-complex="Times New Roman"/>
    </style:style>
    <style:style style:name="T263" style:family="text">
      <style:text-properties fo:language="tr" fo:country="TR" officeooo:rsid="004c1294" style:font-name-complex="Times New Roman"/>
    </style:style>
    <style:style style:name="T264" style:family="text">
      <style:text-properties fo:language="tr" fo:country="TR" officeooo:rsid="0043c25c" style:font-name-complex="Times New Roman"/>
    </style:style>
    <style:style style:name="T265" style:family="text">
      <style:text-properties fo:language="tr" fo:country="TR" officeooo:rsid="00172ad1" style:font-name-complex="Times New Roman"/>
    </style:style>
    <style:style style:name="T266" style:family="text">
      <style:text-properties fo:language="tr" fo:country="TR" officeooo:rsid="00b0e99e" style:font-name-complex="Times New Roman"/>
    </style:style>
    <style:style style:name="T267" style:family="text">
      <style:text-properties fo:language="tr" fo:country="TR" officeooo:rsid="00f519a8" style:font-name-complex="Times New Roman"/>
    </style:style>
    <style:style style:name="T268" style:family="text">
      <style:text-properties officeooo:rsid="00ef68e4"/>
    </style:style>
    <style:style style:name="T269" style:family="text">
      <style:text-properties officeooo:rsid="00ed0b73"/>
    </style:style>
    <style:style style:name="T270" style:family="text">
      <style:text-properties officeooo:rsid="00ed26ec"/>
    </style:style>
    <style:style style:name="T271" style:family="text">
      <style:text-properties fo:color="#000000" loext:opacity="100%" style:text-outline="false" style:text-line-through-style="none" style:text-line-through-type="none" fo:font-size="12pt" fo:font-style="normal" fo:text-shadow="none"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72" style:family="text">
      <style:text-properties fo:color="#000000" loext:opacity="100%" style:text-outline="false" style:text-line-through-style="none" style:text-line-through-type="none" fo:font-size="12pt" fo:font-style="normal" fo:text-shadow="none" style:text-underline-style="none" fo:font-weight="normal" officeooo:rsid="00950a87"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73" style:family="text">
      <style:text-properties officeooo:rsid="00172ad1"/>
    </style:style>
    <style:style style:name="T274" style:family="text">
      <style:text-properties officeooo:rsid="004d17d8"/>
    </style:style>
    <style:style style:name="T275" style:family="text">
      <style:text-properties officeooo:rsid="0023f1ec"/>
    </style:style>
    <style:style style:name="T276" style:family="text">
      <style:text-properties officeooo:rsid="001cc920"/>
    </style:style>
    <style:style style:name="T277" style:family="text">
      <style:text-properties officeooo:rsid="00e8f33b"/>
    </style:style>
    <style:style style:name="T278" style:family="text">
      <style:text-properties officeooo:rsid="001e1f00"/>
    </style:style>
    <style:style style:name="T279" style:family="text">
      <style:text-properties officeooo:rsid="002bcdb2"/>
    </style:style>
    <style:style style:name="T280" style:family="text">
      <style:text-properties officeooo:rsid="001c4bd1"/>
    </style:style>
    <style:style style:name="T281" style:family="text">
      <style:text-properties officeooo:rsid="008f180f"/>
    </style:style>
    <style:style style:name="T282" style:family="text">
      <style:text-properties officeooo:rsid="00a7f9fb"/>
    </style:style>
    <style:style style:name="T283" style:family="text">
      <style:text-properties officeooo:rsid="00f6ec4b"/>
    </style:style>
    <style:style style:name="T284" style:family="text">
      <style:text-properties officeooo:rsid="003d13be"/>
    </style:style>
    <style:style style:name="T285" style:family="text">
      <style:text-properties officeooo:rsid="00f04c9d"/>
    </style:style>
    <style:style style:name="T286" style:family="text">
      <style:text-properties officeooo:rsid="00ee1b8e"/>
    </style:style>
    <style:style style:name="T287" style:family="text">
      <style:text-properties officeooo:rsid="00f75d4d"/>
    </style:style>
    <style:style style:name="T288" style:family="text">
      <style:text-properties officeooo:rsid="00cc4e8e"/>
    </style:style>
    <style:style style:name="T289" style:family="text">
      <style:text-properties officeooo:rsid="006bae34"/>
    </style:style>
    <style:style style:name="T290" style:family="text">
      <style:text-properties officeooo:rsid="00d55402"/>
    </style:style>
    <style:style style:name="T291" style:family="text">
      <style:text-properties officeooo:rsid="00cddedd"/>
    </style:style>
    <style:style style:name="T292" style:family="text">
      <style:text-properties officeooo:rsid="00f7da78"/>
    </style:style>
    <style:style style:name="T293" style:family="text">
      <style:text-properties officeooo:rsid="00e41702"/>
    </style:style>
    <style:style style:name="T294" style:family="text">
      <style:text-properties officeooo:rsid="001e49f7"/>
    </style:style>
    <style:style style:name="T295" style:family="text">
      <style:text-properties officeooo:rsid="00243e1e"/>
    </style:style>
    <style:style style:name="T296" style:family="text">
      <style:text-properties officeooo:rsid="0026c71b"/>
    </style:style>
    <style:style style:name="T297" style:family="text">
      <style:text-properties officeooo:rsid="0027df0c"/>
    </style:style>
    <style:style style:name="T298" style:family="text">
      <style:text-properties officeooo:rsid="0029bc9f"/>
    </style:style>
    <style:style style:name="T299" style:family="text">
      <style:text-properties officeooo:rsid="002af4ca"/>
    </style:style>
    <style:style style:name="T300" style:family="text">
      <style:text-properties officeooo:rsid="002bd0a3"/>
    </style:style>
    <style:style style:name="T301" style:family="text">
      <style:text-properties officeooo:rsid="002d5473"/>
    </style:style>
    <style:style style:name="T302" style:family="text">
      <style:text-properties officeooo:rsid="002dd2c8"/>
    </style:style>
    <style:style style:name="T303" style:family="text">
      <style:text-properties officeooo:rsid="00b9f0a8"/>
    </style:style>
    <style:style style:name="T304" style:family="text">
      <style:text-properties officeooo:rsid="0033af43"/>
    </style:style>
    <style:style style:name="T305" style:family="text">
      <style:text-properties officeooo:rsid="0041c72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BELİRLİ SÜRELİ KİRA SÖZLEŞMESİ</text:p>
      <text:p text:style-name="P21">2<text:span text:style-name="T305">5</text:span> <text:span text:style-name="T305">Nisan</text:span> 202<text:span text:style-name="T305">3</text:span>, Tokat</text:p>
      <text:p text:style-name="P4"><text:span text:style-name="T149">Sözleşmenin </text:span><text:span text:style-name="T150">Düzenleme</text:span><text:span text:style-name="T149"><text:tab/><text:tab/><text:tab/><text:tab/><text:tab/><text:tab/><text:tab/><text:tab/><text:tab/><text:tab/></text:span><text:span text:style-name="T155"> <text:tab/></text:span></text:p>
      <text:p text:style-name="P9"><text:span text:style-name="T156">T</text:span><text:span text:style-name="T162">arihi<text:tab/><text:tab/></text:span><text:span text:style-name="T176">: </text:span><text:span text:style-name="T6"><text:s/></text:span><text:span text:style-name="T7"><text:tab/><text:tab/><text:tab/><text:tab/></text:span></text:p>
      <text:p text:style-name="P9"><text:span text:style-name="T165">No<text:tab/><text:tab/></text:span><text:span text:style-name="T201">: <text:s/></text:span><text:span text:style-name="T7">Tzg-1</text:span><text:span text:style-name="T24">0</text:span><text:span text:style-name="T7">-</text:span><text:span text:style-name="T3">20</text:span><text:span text:style-name="T7">23042</text:span><text:span text:style-name="T3">5</text:span><text:span text:style-name="T7">-</text:span><text:span text:style-name="T3">08</text:span><text:span text:style-name="T25">3</text:span></text:p>
      <text:p text:style-name="P36"/>
      <text:p text:style-name="P4"><text:span text:style-name="T148">Kiraya Veren<text:tab/><text:tab/><text:tab/><text:tab/><text:tab/><text:tab/><text:tab/><text:tab/><text:tab/><text:tab/><text:tab/><text:tab/></text:span><text:span text:style-name="T154"> </text:span></text:p>
      <text:p text:style-name="P9"><text:span text:style-name="T157">A</text:span><text:span text:style-name="T158">dı </text:span><text:span text:style-name="T161">Soyadı</text:span><text:span text:style-name="T175"><text:tab/>: </text:span><text:span text:style-name="T177"><text:tab/></text:span></text:p>
      <text:p text:style-name="P9"><text:span text:style-name="T167">TC Kimlik No<text:tab/></text:span><text:span text:style-name="T51">: </text:span></text:p>
      <text:p text:style-name="P4"/>
      <text:p text:style-name="P14">Kiracı<text:tab/><text:tab/><text:tab/><text:tab/><text:tab/><text:tab/><text:tab/><text:tab/><text:tab/><text:tab/><text:tab/><text:tab/><text:tab/></text:p>
      <text:p text:style-name="P9"><text:span text:style-name="T161">Adı Soyadı</text:span><text:span text:style-name="T175"><text:tab/>: </text:span><text:span text:style-name="T3">Salih KAYMAK</text:span><text:span text:style-name="T2"><text:tab/></text:span></text:p>
      <text:p text:style-name="P9"><text:span text:style-name="T169">TC Kimlik No</text:span><text:span text:style-name="T80"><text:tab/>:</text:span><text:span text:style-name="T52"> </text:span><text:span text:style-name="T3">293 5383 7156</text:span></text:p>
      <text:p text:style-name="P8"><text:span text:style-name="T163">Tebligat </text:span><text:span text:style-name="T161">Adres</text:span><text:span text:style-name="T164">i<text:tab/></text:span><text:span text:style-name="T175">:</text:span><text:span text:style-name="T1"> </text:span><text:span text:style-name="T3">Kabe-i Mescit Mah. Bekirpaşa Sokak No:17/A TOKAT</text:span></text:p>
      <text:p text:style-name="P24"><text:span text:style-name="T147">Telefon No</text:span><text:span text:style-name="T303"><text:tab/>: </text:span><text:span text:style-name="T50">0533 230 1171</text:span></text:p>
      <text:p text:style-name="P4"/>
      <text:p text:style-name="P4"><text:span text:style-name="T152">Kiralana</text:span><text:span text:style-name="T153">nın<text:tab/><text:tab/><text:tab/><text:tab/><text:tab/><text:tab/><text:tab/><text:tab/><text:tab/><text:tab/><text:tab/><text:tab/></text:span></text:p>
      <text:p text:style-name="P9"><text:span text:style-name="T173">Cinsi<text:tab/></text:span><text:span text:style-name="T175"><text:tab/></text:span><text:span text:style-name="T51">:</text:span><text:span text:style-name="T1"> </text:span><text:span text:style-name="T2">Çatısız Arsa</text:span><text:span text:style-name="T51"><text:tab/><text:tab/></text:span></text:p>
      <text:p text:style-name="P9"><text:span text:style-name="T168">Kullanım Amacı<text:tab/></text:span><text:span text:style-name="T51">:</text:span><text:span text:style-name="T53"> </text:span><text:span text:style-name="T3">Otopark</text:span></text:p>
      <text:p text:style-name="P8"><text:span text:style-name="T146">Adresi<text:tab/></text:span><text:tab/>: <text:span text:style-name="T49">Bekirpaşa Sokak</text:span><text:span text:style-name="T29"> No:</text:span><text:span text:style-name="T49">5</text:span><text:span text:style-name="T29"> </text:span><text:span text:style-name="T30"><text:s/>Tokat</text:span><text:span text:style-name="T219"> </text:span></text:p>
      <text:p text:style-name="P8"><text:span text:style-name="T170">Tapu</text:span><text:span text:style-name="T171"> Bi</text:span><text:span text:style-name="T170">lgileri</text:span><text:span text:style-name="T172"><text:tab/></text:span><text:span text:style-name="T175">: <text:tab/></text:span><text:span text:style-name="T194">Pafta : </text:span><text:span text:style-name="T3">2</text:span><text:span text:style-name="T175"><text:tab/></text:span><text:span text:style-name="T178">A</text:span><text:span text:style-name="T175">da<text:tab/>:</text:span><text:span text:style-name="T179"> </text:span><text:span text:style-name="T8">24</text:span><text:span text:style-name="T3">4</text:span><text:span text:style-name="T180"><text:tab/><text:tab/>Parsel<text:tab/>:</text:span><text:span text:style-name="T9"> </text:span><text:span text:style-name="T10">2</text:span><text:span text:style-name="T3">1</text:span><text:span text:style-name="T54"><text:tab/></text:span></text:p>
      <text:p text:style-name="P8"><text:span text:style-name="T205">Abone Bi</text:span><text:span text:style-name="T206">lgileri<text:tab/>:</text:span><text:span text:style-name="T211"><text:tab/></text:span><text:span text:style-name="T206">Elektrik<text:tab/>: </text:span><text:span text:style-name="T213">279 620</text:span><text:span text:style-name="T212"><text:tab/><text:tab/></text:span><text:span text:style-name="T211"><text:tab/></text:span><text:span text:style-name="T206">Su <text:tab/>:</text:span><text:span text:style-name="T211"> </text:span><text:span text:style-name="T213">43 619</text:span></text:p>
      <text:p text:style-name="P17"/>
      <text:p text:style-name="P4"><text:span text:style-name="T151">Kiranın<text:tab/><text:tab/><text:tab/><text:tab/><text:tab/><text:tab/><text:tab/><text:tab/><text:tab/><text:tab/><text:tab/><text:tab/><text:tab/> </text:span><text:tab/></text:p>
      <text:p text:style-name="P9"><text:span text:style-name="T161">Başlangıç tarihi</text:span><text:span text:style-name="T175"><text:tab/>: </text:span><text:span text:style-name="T3">26</text:span><text:span text:style-name="T2"> </text:span><text:span text:style-name="T3">Nisan</text:span><text:span text:style-name="T11"> </text:span><text:span text:style-name="T12">202</text:span><text:span text:style-name="T3">3</text:span><text:span text:style-name="T13"><text:tab/></text:span><text:span text:style-name="T175"><text:tab/></text:span></text:p>
      <text:p text:style-name="P9"><text:span text:style-name="T161">Bitiş tarihi</text:span><text:span text:style-name="T175"><text:tab/>: </text:span><text:span text:style-name="T3">25</text:span><text:span text:style-name="T11"> </text:span><text:span text:style-name="T3">Nisan</text:span><text:span text:style-name="T11"> </text:span><text:span text:style-name="T12">202</text:span><text:span text:style-name="T3">4</text:span><text:span text:style-name="T181"><text:tab/><text:tab/><text:tab/></text:span></text:p>
      <text:p text:style-name="P9"><text:span text:style-name="T161">Süres</text:span><text:span text:style-name="T166">i </text:span><text:span text:style-name="T51"><text:tab/><text:tab/>: </text:span><text:span text:style-name="T22">1 Yıl </text:span><text:span text:style-name="T23">(Bir Yıl)</text:span><text:span text:style-name="T22"> <text:tab/><text:tab/></text:span></text:p>
      <text:p text:style-name="P9"><text:span text:style-name="T166">Bedeli</text:span><text:span text:style-name="T175"><text:tab/><text:tab/>:</text:span><text:span text:style-name="T1"> </text:span><text:span text:style-name="T3">34,284</text:span><text:span text:style-name="T10"> </text:span><text:span text:style-name="T14">TL (</text:span><text:span text:style-name="T3">Otuz Dört Bin İki Yüz Seksen Dört</text:span><text:span text:style-name="T11"> </text:span><text:span text:style-name="T14">) <text:s/>+ STOPAJ VERGİSİ</text:span></text:p>
      <text:p text:style-name="P20"><text:span text:style-name="T159">Ödeme</text:span><text:span text:style-name="T160"> Ş</text:span><text:span text:style-name="T159">ekli</text:span><text:span text:style-name="T217"><text:tab/>: </text:span><text:span text:style-name="T218">34,284</text:span><text:span text:style-name="T203"> TL sözleşme tarihinde p</text:span><text:span text:style-name="T204">eşin </text:span><text:span text:style-name="T202">olarak banka hesabına yatırılacaktır</text:span></text:p>
      <text:p text:style-name="P4"/>
      <text:p text:style-name="P4"><text:span text:style-name="T220">Kira </text:span><text:span text:style-name="T221">Sözleşme</text:span><text:span text:style-name="T220">si</text:span><text:span text:style-name="T221"> </text:span><text:span text:style-name="T220">Özel </text:span><text:span text:style-name="T222">Şartlar</text:span><text:span text:style-name="T221">ı</text:span></text:p>
      <text:list xml:id="list393689838" text:style-name="WWNum3">
        <text:list-header>
          <text:p text:style-name="P40"><text:span text:style-name="T31">MADDE 1 – SÖZLEŞMENİN KONUSU, </text:span><text:span text:style-name="T32">SÜRESİ </text:span><text:span text:style-name="T31">:</text:span><text:span text:style-name="T260"> </text:span><text:span text:style-name="T261">İşbu sözleşmenin konusu, y</text:span><text:span text:style-name="T260">ukarıda adresi belirtilen taşınmazın</text:span> kiralanması, teslimi, kira miktar ve ödemeleri, kullanımı, tahliyesi ile tarafların karşılıklı olarak yükümlülüklerinin belirlenmesidir. <text:span text:style-name="T263">İşbu s</text:span><text:span text:style-name="T262">özleşme, belirli süre</text:span><text:span text:style-name="T264">lidir</text:span><text:span text:style-name="T265"> ve <text:s/>k</text:span><text:span text:style-name="T262">ararlaştırılan sürenin </text:span><text:span text:style-name="T266">sonunda</text:span><text:span text:style-name="T262"> herhangi bir bildirim olmaksızın, </text:span><text:span text:style-name="T263"><text:s/>sözleşmeden doğan haklar saklı kalmak şartıyla</text:span><text:span text:style-name="T262"> sona ere</text:span><text:span text:style-name="T265">r. </text:span><text:span text:style-name="T267">Süre sonunda taraflar anlaşmayı devam ettirmek isterlerse, kira bedeli güncellenerek sözleşme yenilenebilir. </text:span></text:p>
        </text:list-header>
      </text:list>
      <text:p text:style-name="P30"><text:span text:style-name="T109">MADDE 2 – </text:span><text:span text:style-name="T110">TAŞINMAZDA</text:span><text:span text:style-name="Strong_20_Emphasis"><text:span text:style-name="T108"> YAPILACAK İŞ </text:span></text:span><text:span text:style-name="Strong_20_Emphasis"><text:span text:style-name="T115">: </text:span></text:span><text:span text:style-name="T108">Kiracı, kiralamış olduğu taşınmazı iş yeri olarak yukarıda belirtilen amaçla kullanacaktır. Kiracı mevcut işinden başka herhangi bir işle iştigal etmek isterse, kiraya veren</text:span><text:span text:style-name="T126">i</text:span><text:span text:style-name="T108">n yazılı onayını alacaktır. kiraya verenın izin vermemesi halinde, kiracı hakkın kötüye kullanıldığı iddiasında bulunamaz, zarar ziyan talep edemez. Aksi sözleşmeye aykırılık teşkil ede</text:span><text:span text:style-name="T142">r ve </text:span><text:span text:style-name="T108">tek taraflı fesih sebebidir.</text:span></text:p>
      <text:p text:style-name="P30"><text:span text:style-name="Strong_20_Emphasis"><text:span text:style-name="T108">M</text:span></text:span><text:span text:style-name="Strong_20_Emphasis"><text:span text:style-name="T127">ADDE 3</text:span></text:span><text:span text:style-name="Strong_20_Emphasis"><text:span text:style-name="T108"> </text:span></text:span><text:span text:style-name="Strong_20_Emphasis"><text:span text:style-name="T109">–</text:span></text:span><text:span text:style-name="Strong_20_Emphasis"><text:span text:style-name="T108"> MECURUN DURUMU<text:tab/>:</text:span></text:span></text:p>
      <text:p text:style-name="P30"><text:span text:style-name="Strong_20_Emphasis"><text:span text:style-name="T128">3.1.</text:span></text:span><text:span text:style-name="T115"> Kiralanan, kiracı tarafından gerekli incelemeler yapıldıktan sonra teslim alınmıştır. Kiracı, kira sözleşmesine konu taşınmazın tam eksiksiz ve her türlü ayıptan ari vaziyette olduğunu ve yapacağı işe uygun durumda olduğunu kabul etmektedir.</text:span></text:p>
      <text:p text:style-name="P30"><text:span text:style-name="T110">3.2. </text:span><text:span text:style-name="T115">Kiracı, kiralananı kendi malı gibi kullanmaya, evsaf ve meziyetlerini şöhret ve itibarını kaybetmesine meydan vermemeye ve </text:span><text:span text:style-name="T116">etrafında</text:span><text:span text:style-name="T115"> meskun diğer kiracı/maliklere karşı özenli davranmaya mecburdur.</text:span></text:p>
      <text:p text:style-name="P34"><text:span text:style-name="T111">3.</text:span><text:span text:style-name="T110">3</text:span><text:span text:style-name="T111">. </text:span><text:span text:style-name="T121">İşbu </text:span><text:span text:style-name="T122">sözleşme aynı zamanda teslim tutanağı hükmünde olup,</text:span><text:span text:style-name="T121"> kiracı kiralananı sağlam, ayıpsız ve eksiksiz olarak teslim aldığını kabul e</text:span><text:span text:style-name="T123">derek işbu sözleşmeyi imzalamıştır.</text:span><text:span text:style-name="T121"> </text:span><text:span text:style-name="T120">Taşınmazda bulunan tuvalet, la</text:span><text:bookmark text:name="_GoBack1"/><text:span text:style-name="T120">vabo vb. malzemeler kiracıya sağlam olarak teslim edilmiştir ve kira bitiminde kiracı bu malzemeleri sağlam ve eksiksiz olarak teslim etmekle yükümlüdür. Malzemelerde hasar oluşması durumunda kiracı ödemekle</text:span></text:p>
      <text:p text:style-name="P18">1/4</text:p>
      <text:p text:style-name="P34"><text:soft-page-break/><text:span text:style-name="T120">yükümlüdür. </text:span><text:span text:style-name="T122">Mecurun kullanılması sırasında oluşabilecek her türlü arıza, hasar vb. giderler kiracıya aittir. </text:span><text:span text:style-name="T117">Kiracının, mecurun teslimi sonrası, kendi ihtiyaçları doğrultusunda ortaya çıkabilecek ve eksik olarak tanımlayacağı şeylerin sorumluluğu kiracıya aittir.</text:span></text:p>
      <text:p text:style-name="P32"><text:span text:style-name="T109">MADD</text:span><text:span text:style-name="T112">E </text:span><text:span text:style-name="T110">4</text:span><text:span text:style-name="T113"> - </text:span><text:span text:style-name="T129">KİRA</text:span><text:span text:style-name="T130">LANANDA YENİLİK VE DEĞİŞİKLİK YAPILMASI</text:span><text:span text:style-name="T108"> : </text:span></text:p>
      <text:p text:style-name="P32"><text:span text:style-name="T114">4.1.</text:span><text:span text:style-name="T124"> </text:span><text:span text:style-name="T125">K</text:span><text:span text:style-name="T120">iraya veren, kiralananda, kira sözleşmesinin feshini gerektirmeyen ve kiracıdan katlanması </text:span><text:span text:style-name="T108">beklenebilecek </text:span><text:span text:style-name="T115">olan yenilik ve değişiklikler yapabilir. Bu yenilik ve değişikliklerin yapılması sırasında kiraya veren, kiracının menfaatlerini gözetmekle yükümlüdür. </text:span></text:p>
      <text:p text:style-name="P4"><text:span text:style-name="T33">4.2.</text:span><text:span text:style-name="T94"> Kiracı kiralananda her türlü tadilat, değişiklik ve dekorasyonu kiraya veren</text:span><text:span text:style-name="T95">i</text:span><text:span text:style-name="T94">n yazılı onayı olmaksızın yapamaz. Kiracının imar mevzuatına aykırı tadilatlarından dolayı ilgili resmi makamlar tarafından kiraya veren adına düzenlenecek harç, ceza, imar para cezası vb. her türlü cezalar kiracı tarafından ödenecektir.</text:span></text:p>
      <text:p text:style-name="P4"><text:span text:style-name="T33">4.3.</text:span><text:span text:style-name="T96"> </text:span><text:span text:style-name="T94">Kiracı, </text:span><text:span text:style-name="T97">taşınmaz</text:span><text:span text:style-name="T98">da bir değişiklik yapmak isterse bu ek bir sözleşme ile belirlenmelidir.</text:span><text:span text:style-name="T94"> Kiracı, kiraya verenin rızasıyla yaptığı yenilik ve değişiklikler sebebiyle kiralananda ortaya çıka</text:span><text:span text:style-name="T98">bilecek</text:span><text:span text:style-name="T94"> </text:span><text:span text:style-name="T51">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ahliye zamanı alıp götüremez, sökemez. </text:span><text:span text:style-name="T55">Aksi bir sözleşme ile kararlaştır</text:span><text:span text:style-name="T52">ı</text:span><text:span text:style-name="T55">lmamışsa, </text:span><text:span text:style-name="T56">Kiracı, kira bitiminde yaptığı bu tip imalatları sökemez, kıramaz. Kiracı bu tip imalatları sağlam olarak kiraya verene teslim etmekle yükümlüdür. </text:span></text:p>
      <text:p text:style-name="P5"><text:span text:style-name="Strong_20_Emphasis"><text:span text:style-name="T15">4.4.</text:span></text:span><text:span text:style-name="T56"> Kira sözleşmesinin sona erdirilmesi halinde kiralanan üzerinde yapılmış olan her türlü tadilat ve değişiklik, kiraya veren tarafından </text:span><text:span text:style-name="T70">tamamı veya bir kısmı</text:span><text:span text:style-name="T56"> talep edilmesi halinde, kiracı tarafından eski haline getirilecek ve kiralanan teslim </text:span><text:span text:style-name="T70">alındığı</text:span><text:span text:style-name="T56"> şekli ile kiraya veren</text:span><text:span text:style-name="T57">e</text:span><text:span text:style-name="T56"> teslim edilecektir. Kiracı bu yükümlülüğüne aykırı hareket etmesi halinde kiraya veren</text:span><text:span text:style-name="T57">i</text:span><text:span text:style-name="T56">n kiralananı eski haline getirmek için yaptığı masrafların beş katı tutarında cezai şart bedeli ödemeyi kabul eder.</text:span></text:p>
      <text:p text:style-name="P30"><text:span text:style-name="Strong_20_Emphasis"><text:span text:style-name="T108">M</text:span></text:span><text:span text:style-name="Strong_20_Emphasis"><text:span text:style-name="T126">ADDE 5</text:span></text:span><text:span text:style-name="Strong_20_Emphasis"><text:span text:style-name="T127"> </text:span></text:span><text:span text:style-name="Strong_20_Emphasis"><text:span text:style-name="T108">- KİRA </text:span></text:span><text:span text:style-name="Strong_20_Emphasis"><text:span text:style-name="T127">BEDELİ</text:span></text:span><text:span text:style-name="Strong_20_Emphasis"><text:span text:style-name="T108">, </text:span></text:span><text:span text:style-name="Strong_20_Emphasis"><text:span text:style-name="T126">VERGİLER,</text:span></text:span><text:span text:style-name="Strong_20_Emphasis"><text:span text:style-name="T108"> ÖDEME ŞEKLİ, <text:s/></text:span></text:span><text:span text:style-name="Strong_20_Emphasis"><text:span text:style-name="T127">YILLIK ARTIŞ ORANI</text:span></text:span></text:p>
      <text:p text:style-name="P30"><text:span text:style-name="Strong_20_Emphasis"><text:span text:style-name="T126">5</text:span></text:span><text:span text:style-name="Strong_20_Emphasis"><text:span text:style-name="T108">.1. </text:span></text:span><text:span text:style-name="Strong_20_Emphasis"><text:span text:style-name="T126">Kira Bedeli: </text:span></text:span><text:span text:style-name="Strong_20_Emphasis"><text:span text:style-name="T118">B</text:span></text:span><text:span text:style-name="T108">edel net</text:span><text:span text:style-name="T131">tir ve</text:span><text:span text:style-name="T108"> </text:span><text:span text:style-name="T127">sözleşme tarihinde peşin olarak kiraya verenin banka hesabına yatırılacaktır.</text:span></text:p>
      <text:p text:style-name="P4"><text:span text:style-name="Strong_20_Emphasis"><text:span text:style-name="T33">5</text:span></text:span><text:span text:style-name="Strong_20_Emphasis"><text:span text:style-name="T34">.</text:span></text:span><text:span text:style-name="Strong_20_Emphasis"><text:span text:style-name="T33">1.1</text:span></text:span><text:span text:style-name="Strong_20_Emphasis"><text:span text:style-name="T34">. </text:span></text:span><text:span text:style-name="Strong_20_Emphasis"><text:span text:style-name="T99">Kiracı, </text:span></text:span><text:span text:style-name="Strong_20_Emphasis"><text:span text:style-name="T100">kira süresi boyunca ve sonrasında, sözleşmede belirlenen kira bedelinde, mucbir sebepler dahil, herhangi bir sebeple </text:span></text:span><text:span text:style-name="Strong_20_Emphasis"><text:span text:style-name="T99">indirim yapılmasını isteye</text:span></text:span><text:span text:style-name="Strong_20_Emphasis"><text:span text:style-name="T100">mez</text:span></text:span><text:span text:style-name="Strong_20_Emphasis"><text:span text:style-name="T99">.</text:span></text:span></text:p>
      <text:p text:style-name="P4"><text:span text:style-name="Strong_20_Emphasis">5</text:span><text:span text:style-name="Strong_20_Emphasis"><text:span text:style-name="T26">.1.</text:span></text:span><text:span text:style-name="Strong_20_Emphasis"><text:span text:style-name="T27">2.</text:span></text:span><text:span text:style-name="Strong_20_Emphasis"><text:span text:style-name="T26"> </text:span></text:span><text:span text:style-name="Strong_20_Emphasis"><text:span text:style-name="T82">Normal veya mücbir bir sebeple, m</text:span></text:span><text:span text:style-name="Strong_20_Emphasis"><text:span text:style-name="T83">ecur</text:span></text:span><text:span text:style-name="Strong_20_Emphasis"><text:span text:style-name="T84"> kullanılmasa veya sınırlı olarak kullanılsa bile kiracı, kira bedelini ödemekle yükümlüdür. </text:span></text:span><text:span text:style-name="Strong_20_Emphasis"><text:span text:style-name="T85">İşbu sözleşme pandemi koşulları göz önünde bulundurularak düzenlenmiştir.</text:span></text:span></text:p>
      <text:p text:style-name="P4"><text:span text:style-name="T33">5</text:span><text:span text:style-name="T35">.</text:span><text:span text:style-name="T33">2</text:span><text:span text:style-name="T35">. </text:span><text:span text:style-name="T33">Vergiler:</text:span><text:span text:style-name="T35"> </text:span><text:span text:style-name="T269">İ</text:span>şbu sözleşme sebebiyle herhangi bir yasal mevzuat veya düzenlemeden <text:span text:style-name="T270">doğan/</text:span>doğabilecek stopaj, fon, damga vergisi ve diğer tüm vergi, harç ve resimler kiracı tarafından ödenir. <text:span text:style-name="T223">Kiracı kanuni süresinde vergi, harç vb. mükellefiyetlerini yerine getirmediği takdir</text:span><text:span text:style-name="T236">d</text:span><text:span text:style-name="T223">e kiraya veren adına tahakkuk edecek olan ceza, faiz ve gecikme zamlarından sorumlu olacağını kabul eder. <text:s/>Kiralanana </text:span><text:span text:style-name="T224">ait, kültür, arsa, bina vergileri kiraya veren </text:span><text:span text:style-name="T225">tarafından </text:span><text:span text:style-name="T226">ödenir.</text:span></text:p>
      <text:p text:style-name="P4"><text:span text:style-name="T239">5</text:span><text:span text:style-name="T240">.</text:span><text:span text:style-name="T239">3</text:span><text:span text:style-name="T240">. </text:span><text:span text:style-name="T239">Ödeme: </text:span><text:span text:style-name="T226">Kiracı, kira bedelini </text:span><text:span text:style-name="T227">( kira bedeli aylık ödemeli yapılacaksa her ayın </text:span><text:span text:style-name="T238">20</text:span><text:span text:style-name="T229">. günü </text:span><text:span text:style-name="T237">ile </text:span><text:span text:style-name="T238">2</text:span><text:span text:style-name="T237">5. günü arasında tatile denk gelmeyen ilk günde</text:span><text:span text:style-name="T227"> )</text:span><text:span text:style-name="T226"> ve yan giderleri,</text:span><text:span text:style-name="T227"> </text:span><text:span text:style-name="T228">peşin </text:span><text:span text:style-name="T226">ödemekle yükümlüdür. </text:span><text:span text:style-name="T230">Ki</text:span><text:span text:style-name="T227">ra ödemeleri kiraya verene ait banka hesabına yatırılacaktır. </text:span><text:span text:style-name="T226">İşbu sö</text:span><text:span text:style-name="T231">z</text:span><text:span text:style-name="T226">leşme</text:span><text:span text:style-name="T232">de belirlenen</text:span><text:span text:style-name="T226"> kira bedeli</text:span><text:span text:style-name="T232">nin ödeme vadesi </text:span><text:span text:style-name="T233">sözleşme düzenleme </text:span><text:span text:style-name="T232">tarihidir.</text:span><text:span text:style-name="T226"> Ödeme çek veya senet ile taahhüt edilmiş ise ödemenin zamanında <text:s/>ödenmemesi durumunda, </text:span><text:span text:style-name="T271">müteakip bonolarda muacceliyet kesbedece</text:span><text:span text:style-name="T272">k</text:span><text:span text:style-name="T271">,</text:span><text:span text:style-name="T226"> </text:span><text:span text:style-name="T233">çek veya senedin ödeme vadesi, sözleşme düzenleme tarihi olarak kabul edilecektir </text:span><text:span text:style-name="T234">ve</text:span><text:span text:style-name="T233"> </text:span><text:span text:style-name="T226"><text:s/></text:span><text:span text:style-name="T234">k</text:span><text:span text:style-name="T233">iracı </text:span><text:span text:style-name="T234">geçmiş ve </text:span><text:span text:style-name="T233">o</text:span><text:span text:style-name="T226">turduğu süreye ait kira borcunu, </text:span><text:span text:style-name="T232">geçen her gün için, yıllık kira bedelinin yüzde </text:span><text:span text:style-name="T233">biri</text:span><text:span text:style-name="T232"> oranında </text:span><text:span text:style-name="T233">(%1)</text:span><text:span text:style-name="T232"> </text:span><text:span text:style-name="T235">günlük </text:span><text:span text:style-name="T232">ceza bedeli </text:span><text:span text:style-name="T233">ile birlikte</text:span><text:span text:style-name="T232"> ödemeyi</text:span><text:span text:style-name="T226"> peşinen kabul ve taahhüt eder.</text:span></text:p>
      <text:p text:style-name="P30"><text:span text:style-name="Strong_20_Emphasis"><text:span text:style-name="T108">6.</text:span></text:span><text:span text:style-name="Strong_20_Emphasis"><text:span text:style-name="T132">4</text:span></text:span><text:span text:style-name="Strong_20_Emphasis"><text:span text:style-name="T108">. </text:span></text:span><text:span text:style-name="Strong_20_Emphasis"><text:span text:style-name="T126">Yıllık Artış:</text:span></text:span><text:span text:style-name="Strong_20_Emphasis"><text:span text:style-name="T108"> </text:span></text:span><text:span text:style-name="Strong_20_Emphasis"><text:span text:style-name="T119">Yıllık artış oranı yıllık TÜFE bazında yapılacaktır.</text:span></text:span></text:p>
      <text:p text:style-name="P30"><text:span text:style-name="Strong_20_Emphasis"><text:span text:style-name="T108">M</text:span></text:span><text:span text:style-name="Strong_20_Emphasis"><text:span text:style-name="T126">ADDE</text:span></text:span><text:span text:style-name="Strong_20_Emphasis"><text:span text:style-name="T108"> 7 - KİRA HARİCİ GİDER VE ÖDEMELER</text:span></text:span></text:p>
      <text:p text:style-name="P33"><text:span text:style-name="Strong_20_Emphasis"><text:span text:style-name="T108">7.1.</text:span></text:span><text:span text:style-name="T108"> Kiracı aidat, elektrik, su, doğalgaz, çevre temizlik vergisi gibi kullanımdan kaynaklanan sair giderleri ödemeyi kabul ve taahhüt eder. Kiracı </text:span><text:span text:style-name="T133">varsa, </text:span><text:span text:style-name="T108">elektrik, su, doğalgaz, telefon aboneliklerini derhal devralmakla yükümlüdür. Sözleşme başlangıç tarihi itibariyle tahakkuk edecek, elektrik, su, doğalgaz, telefon, aidat vs. tüm giderlerden kiracı sorumlu olacaktır. </text:span><text:span text:style-name="T134">Abonelik olmadan kullanılan elektrik, su </text:span><text:span text:style-name="T132">vb.</text:span><text:span text:style-name="T134"> giderler kiracı tarafından ödenir. </text:span><text:span text:style-name="T126">Varsa b</text:span><text:span text:style-name="T135">u tip kullanımlar, kendi şartlarının belirlendiği ek bir sözleşme ile belirlenir.</text:span></text:p>
      <text:p text:style-name="P34"><text:span text:style-name="Strong_20_Emphasis"><text:span text:style-name="T108">7.2.</text:span></text:span><text:span text:style-name="T108"> Kiracı, kiralanan yerin kira süresince kullanımı ve kira süresinin bitiminde boşaltılması sırasında üçüncü</text:span></text:p>
      <text:p text:style-name="P35">2/4</text:p>
      <text:p text:style-name="P34"><text:soft-page-break/><text:span text:style-name="T108">şahıslara vereceği zararlar da dahil olmak üzere her türlü zarar ve ziyandan münhasıran sorumludur. Tahliye anında doğmuş ve/veya doğacak zarar ve ziyan kiracının onay ya da izni aranmaksızın kiraya veren tarafından karşılanarak </text:span><text:span text:style-name="T126">varsa </text:span><text:span text:style-name="T108">depozitodan mahsup edilir. </text:span><text:span text:style-name="T145">V</text:span><text:span text:style-name="T108">erilen depozitonun zarar, ziyanı karşılamaması durumunda, kiracı depozitoyu aşan zarar ve ziyanı ayrıca tazmin etmeyi peşinen kabul, beyan ve taahhüt eder.</text:span></text:p>
      <text:p text:style-name="P30"><text:span text:style-name="Strong_20_Emphasis"><text:span text:style-name="T108">7.3.</text:span></text:span><text:span text:style-name="T108"> Kiracı taşınmazın bulunduğu mahallin yönetim planına, güvenlik tedbirlerine, işletme projesine istisnasız uyacak ve bu hususlardan doğacak yükümlülüklerini yerine getirecek ve kiraya veren</text:span><text:span text:style-name="T136">i</text:span><text:span text:style-name="T108"> kiralanan </text:span><text:span text:style-name="T136">ile</text:span><text:span text:style-name="T108"> ilgili gelişmelerden zamanında haberdar edecektir. Aksi halde gelecek zararlardan kendisi sorumlu olacaktır. Kiracı kiralanan bağımsız bölümün bulunduğu yapıdaki ortak alanlara kiraya veren</text:span><text:span text:style-name="T136">i</text:span><text:span text:style-name="T108">n yazılı onayı olmaksızın müdahalede bulunamaz, kullanamaz.</text:span></text:p>
      <text:p text:style-name="P4"><text:span text:style-name="T34">7.4.</text:span><text:span text:style-name="T268"> </text:span>Kira<text:span text:style-name="T273">cı</text:span>, kiralananın kullanımıyla ilgili olmak üzere, kendisi veya üçüncü kişi tarafından yapılan yan giderlere katlanmakla yükümlüdür.</text:p>
      <text:p text:style-name="P30"><text:span text:style-name="Strong_20_Emphasis"><text:span text:style-name="T108">M</text:span></text:span><text:span text:style-name="Strong_20_Emphasis"><text:span text:style-name="T126">adde</text:span></text:span><text:span text:style-name="Strong_20_Emphasis"><text:span text:style-name="T108"> 8- D</text:span></text:span><text:span text:style-name="Strong_20_Emphasis"><text:span text:style-name="T142">EVİR</text:span></text:span><text:span text:style-name="Strong_20_Emphasis"><text:span text:style-name="T108">, T</text:span></text:span><text:span text:style-name="Strong_20_Emphasis"><text:span text:style-name="T142">EMLİK VE ALT KİRA</text:span></text:span><text:span text:style-name="Strong_20_Emphasis"><text:span text:style-name="T108">: </text:span></text:span><text:span text:style-name="T108">kiracı, </text:span><text:span text:style-name="T142">yazı</text:span><text:span text:style-name="T108">lı rıza olmadıkça, kiralananı kısmen veya tamamen, gerçek ve/veya tüzel kişilere devredemez, terk edemez, kullandıramaz, alt kira yolu ile kiraya veremez. </text:span></text:p>
      <text:p text:style-name="P30"><text:span text:style-name="Strong_20_Emphasis"><text:span text:style-name="T108">Madde 9- SÖZLEŞMENİN FESHİ, </text:span></text:span><text:span text:style-name="Strong_20_Emphasis"><text:span text:style-name="T137">ERKEN TAHLİYE</text:span></text:span><text:span text:style-name="Strong_20_Emphasis"><text:span text:style-name="T108"> </text:span></text:span></text:p>
      <text:p text:style-name="P30"><text:span text:style-name="Strong_20_Emphasis"><text:span text:style-name="T108">9.1.</text:span></text:span><text:span text:style-name="T108"> Kiracı, 3 ay önceden noter marifeti ile fesih ihbarının yapılması şartı ile kiralananı tahliye edebilir. Kiracı, sözleşme süresi bitmeden kiralananı </text:span><text:span text:style-name="T137">ih</text:span><text:span text:style-name="T144">bar</text:span><text:span text:style-name="T137">sız </text:span><text:span text:style-name="T108">tahliye etmesi halinde, kira sözleşmesinden doğan borçları </text:span><text:span text:style-name="T138">devam ede</text:span><text:span text:style-name="T137">r</text:span><text:span text:style-name="T138">.</text:span><text:span text:style-name="T108"> </text:span><text:span text:style-name="T137">Bu durumda </text:span><text:span text:style-name="T108">kira bedellerini hiçbir ihtara gerek kalmadan ödeyecektir. </text:span><text:span text:style-name="T139">Kiracı sözleşmede belirtilen şartlarda, kiralananı kullanmasa bile, kira borcunu ödemekle yükümlüdür.</text:span><text:span text:style-name="T138"> Bu gibi durumlarda kiracı, kiralananı başkasına devredemez. Kiraya veren, k</text:span><text:span text:style-name="T108">iralananın </text:span><text:span text:style-name="T140">güncel</text:span><text:span text:style-name="T108"> koşullarla kiraya verilebileceği </text:span><text:span text:style-name="T138">yeni bir kiracı bulması </text:span><text:span text:style-name="T108">h</text:span><text:span text:style-name="T139">a</text:span><text:span text:style-name="T108">linde, kiracının kira sözleşmesinden doğan borçları sona erer. <text:s/></text:span></text:p>
      <text:p text:style-name="P30"><text:span text:style-name="Strong_20_Emphasis"><text:span text:style-name="T108">9.2. </text:span></text:span><text:span text:style-name="T108">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30"><text:span text:style-name="Strong_20_Emphasis"><text:span text:style-name="T108">9.3.</text:span></text:span><text:span text:style-name="T108"> Kiracı </text:span><text:span text:style-name="T144">Türk </text:span><text:span text:style-name="T108">Borçlar Kanunu’nun öngördüğü herhangi bir tahliye sebebi gerçekleştiği halde </text:span><text:span text:style-name="T136">ve/</text:span><text:span text:style-name="T131">ve</text:span><text:span text:style-name="T136">ya</text:span><text:span text:style-name="T131"> işbu sözleşmeye bağlı olarak</text:span><text:span text:style-name="T108"> kiralananı tahliye etmez ise hakkında yasal yollara başvurarak tahliyesi sağlanır. Kiracı tahliye hakkının doğduğu tarihten itibaren geçen her gün için, aylık kira bedelinin % 10’u oranında cezai şart ödemeyi ayrıca kabul ve taahhüt eder.</text:span></text:p>
      <text:list xml:id="list125144459552906" text:continue-numbering="true" text:style-name="WWNum3">
        <text:list-header>
          <text:p text:style-name="P40"><text:span text:style-name="T16">9.4.</text:span><text:span text:style-name="T15"> </text:span><text:span text:style-name="T51">İşbu sözleşmenin herhangi bir maddesinin ihlali ile </text:span><text:span text:style-name="T58">sözleşme</text:span><text:span text:style-name="T59"> hakları saklı kalmak şartıyla,</text:span><text:span text:style-name="T51"> sözleşme fes</text:span><text:span text:style-name="T60">i</text:span><text:span text:style-name="T51">h edilir ve kiracı mecuru hiçbir ihtara gerek kalmadan boşaltma</text:span><text:span text:style-name="T61">yı kabul ve taahhüt etmiştir.</text:span></text:p>
        </text:list-header>
      </text:list>
      <text:p text:style-name="P4"><text:span text:style-name="T28">MADDE </text:span><text:span text:style-name="T36">1</text:span><text:span text:style-name="T37">0</text:span><text:span text:style-name="T38"> -</text:span><text:span text:style-name="T39"> </text:span><text:span text:style-name="T214">Kiracının iflası </text:span><text:span text:style-name="T215">ve ölümü : </text:span>Kiracı iflas eder <text:span text:style-name="T274">veya</text:span> <text:s/>öl<text:span text:style-name="T274">ürse, ö</text:span>len kiracının <text:span text:style-name="T275">mirasçıları ve </text:span>ortakları veya bu ortakların aynı meslek ve sanatı yürüten mirasçıları <text:span text:style-name="T276"><text:s/>kiranın devam etmesine yönelik istekleri, bu sözleşmeye bağlı olarak geçersizdir. </text:span><text:span text:style-name="T208">Kiracının ölümü ile bu sözleşmedeki </text:span><text:span text:style-name="T207">“Kiralananın sözleşmenin bitiminden önce geri verilmesi” </text:span><text:span text:style-name="T208">maddesinde belirtilen şartlar uygulanır. </text:span><text:span text:style-name="T276">Kiraya veren, mirasçılarla yeni bir sözleşme yapma hakkını tek taraflı olarak kullanabilir. </text:span><text:span text:style-name="T301">Y</text:span><text:span text:style-name="T276">eni bir anlaşma yapılmaması durumunda, <text:s/>mirasçılar, kiralalanı, bedeli ödenmişse kira bitim tarihine kadar, aksi takdirde derhal boşaltmakla yükümlüdür. <text:s text:c="2"/>Mirasçıların kiralananı boşaltmakla ilgili herhangi bir girişimde bulunmaması durumunda kiracının, kiralanan üzerindeki malları bir yediemin</text:span><text:span text:style-name="T277">e</text:span><text:span text:style-name="T276"> teslim edilir. Kira sözleşmesi tek taraflı olarak fesh edilir.</text:span></text:p>
      <text:p text:style-name="P4"><text:span text:style-name="T28">MADDE </text:span><text:span text:style-name="T36">1</text:span><text:span text:style-name="T37">1 - </text:span><text:span text:style-name="T216">Kiralananın geri verilmesi</text:span><text:span text:style-name="T28"> <text:tab/>:</text:span><text:span text:style-name="T94"> “</text:span><text:span text:style-name="T209">Kiralananda yenilik ve değişiklik yapılması“ </text:span><text:span text:style-name="T210">maddesinde belirtilen hususlar saklı kalmak kaydıyla, k</text:span>iracı kiralananı ne durumda teslim almışsa, kira sözleşmesinin bitiminde o durumda geri vermekle yükümlüdür. <text:span text:style-name="T98">Kiralanan</text:span><text:span text:style-name="T102">ın</text:span><text:span text:style-name="T98">, kiracının isteği ile boşaltılması durumunda, mecur, taraflar arasında yapılan bir teslim tutanağı ile geri verilecektir. Teslim tutanağının düzenlenmemesi, kiranın devam ettiğini gösterir.</text:span> Kiracı, sözleşme sona er<text:span text:style-name="T294">se dahi</text:span>, sözleşmeye aykırı kullanmadan doğacak zararları giderme<text:span text:style-name="T278">kle yükümlüdür.</text:span> </text:p>
      <text:p text:style-name="P4"><text:span text:style-name="T28">MADDE </text:span><text:span text:style-name="T36">1</text:span><text:span text:style-name="T37">2</text:span><text:span text:style-name="T39"> - </text:span><text:span text:style-name="T40">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text:p>
      <text:p text:style-name="P22">ayıpların varlığı hâlinde, kiracının sorumluluğu devam eder. Kiraya veren, bu tür eksiklikleri ve ayıpları belirlediğinde, kiracıya hemen yazılı olarak bildirmek zorundadır. <text:s/></text:p>
      <text:p text:style-name="P11"><text:span text:style-name="T20">MADDE </text:span><text:span text:style-name="T21">13 -</text:span><text:span text:style-name="T20"> </text:span><text:span text:style-name="T17">Tahliye : </text:span><text:span text:style-name="T81">K</text:span><text:span text:style-name="T63">iracı halen tahtı icarında bulunan taşınmazı; </text:span><text:span text:style-name="T81">kira</text:span><text:span text:style-name="T63"> biti</text:span><text:span text:style-name="T81">ş</text:span><text:span text:style-name="T63"> </text:span><text:span text:style-name="T75">tarih</text:span><text:span text:style-name="T63">inde</text:span><text:span text:style-name="T75">, sözleşme</text:span><text:span text:style-name="T76">nin</text:span><text:span text:style-name="T75"> şartlarına bağlı kalarak, </text:span><text:span text:style-name="T77"><text:s/></text:span><text:span text:style-name="T63">hiçbir kanuni merasime, ihtar ve protesto keşidesine, cevap itasına, tebliğ ve</text:span></text:p>
      <text:p text:style-name="P16"><text:span text:style-name="T193">3/</text:span><text:span text:style-name="T175">4</text:span></text:p>
      <text:p text:style-name="P11"><text:soft-page-break/><text:span text:style-name="T63"><text:s/>tebellüğe, </text:span><text:span text:style-name="T92">hiçbir hüküm istihsaline ve mahkemeden ilam almaya hacet kalmaksızın</text:span><text:span text:style-name="T63"> kayıtsız ve şartsız olarak boşaltmayı </text:span><text:span text:style-name="T92">beyan, kabul ve taahhüt e</text:span><text:span text:style-name="T93">tmiştir. </text:span><text:span text:style-name="T63">Gününde tahliye edemediği takdirde, tahliye hakkının doğduğu tarihten itibaren geçen her gün için aylık kira bedelinin % 10’u oranında ceza ödemeyi ayrıca kabul ve taahhüt eder.</text:span><text:span text:style-name="T78"> </text:span><text:span text:style-name="T79">K</text:span><text:span text:style-name="T63">iraya veren veya vekili tarafından aleyhi</text:span><text:span text:style-name="T65">n</text:span><text:span text:style-name="T63">e yapılacak, her türlü icra takibatı, mahkeme masrafları ve benzeri tüm ücretlerinde tamamen </text:span><text:span text:style-name="T62">kiracı </text:span><text:span text:style-name="T71">veya şahit</text:span><text:span text:style-name="T62"> </text:span><text:span text:style-name="T66">tarafından;</text:span><text:span text:style-name="T63"> </text:span><text:span text:style-name="T62">kiracı tüzel kişilik ise, firma imza yetkilisi şahıs </text:span><text:span text:style-name="T63">şahs</text:span><text:span text:style-name="T62">en kendisi</text:span><text:span text:style-name="T63"> tarafından karşılanacağını şimdiden <text:s/>kabul,</text:span><text:span text:style-name="T64"> beyan</text:span><text:span text:style-name="T63"> ve taahhüt e</text:span><text:span text:style-name="T65">tmiştir</text:span><text:span text:style-name="T63">. </text:span></text:p>
      <text:p text:style-name="P30"><text:span text:style-name="Strong_20_Emphasis"><text:span text:style-name="T108">Madde 1</text:span></text:span><text:span text:style-name="Strong_20_Emphasis"><text:span text:style-name="T131">4 </text:span></text:span><text:span text:style-name="Strong_20_Emphasis"><text:span text:style-name="T108">- TEBLİGAT ADRESİ <text:s text:c="25"/></text:span></text:span></text:p>
      <text:p text:style-name="P4">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30"><text:span text:style-name="Strong_20_Emphasis"><text:span text:style-name="T108">Madde 1</text:span></text:span><text:span text:style-name="Strong_20_Emphasis"><text:span text:style-name="T131">5</text:span></text:span><text:span text:style-name="Strong_20_Emphasis"><text:span text:style-name="T108">- SÖZLEŞMENİN BÜTÜNLÜĞÜ</text:span></text:span></text:p>
      <text:p text:style-name="P30"><text:span text:style-name="T108">Bu sözleşme, </text:span><text:span text:style-name="T141">süre bitiminde</text:span><text:span text:style-name="T108"> taraflarca mutabakata varılıp </text:span><text:span text:style-name="T141">tadil</text:span><text:span text:style-name="T108"> edil</text:span><text:span text:style-name="T141">ebilir</text:span><text:span text:style-name="T108">. İşbu sözleşmenin herhangi bir hükmünün taraflara sağlanmış olduğu haklardan ilgili taraf açıkça ve de yazılı olarak vazgeçmediği sürece o hakkı kullanmaktan vazgeçtiği anlamına gelmez. 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30"><text:span text:style-name="Strong_20_Emphasis"><text:span text:style-name="T108">Madde 1</text:span></text:span><text:span text:style-name="Strong_20_Emphasis"><text:span text:style-name="T131">6 </text:span></text:span><text:span text:style-name="Strong_20_Emphasis"><text:span text:style-name="T108">- MÜCBİR SEBEP</text:span></text:span></text:p>
      <text:p text:style-name="P4">Deprem veya ülkenin dahil olduğu savaşın mücbir sebep kabul edilebilmesi ancak Bayındırlık ve İskan Bakanlığı tarafından bu hususun mücbir sebep olarak ilan edilmesi halinde mümkündür. B<text:span text:style-name="T294">unun</text:span> dışındaki hiçbir hal, mücbir sebep ve beklenmeyen durum olarak kabul edilme<text:span text:style-name="T294">z</text:span>. Taşınmazda meydana gelebilecek yangın, su basması, tahribat vb. hallerden doğan zarar ve ziyan kiracı tarafından tazmin edilecektir.</text:p>
      <text:p text:style-name="P30"><text:span text:style-name="Strong_20_Emphasis"><text:span text:style-name="T108">Madde 1</text:span></text:span><text:span text:style-name="Strong_20_Emphasis"><text:span text:style-name="T131">7 </text:span></text:span><text:span text:style-name="Strong_20_Emphasis"><text:span text:style-name="T108">- DELİL SÖZLEŞMESİ</text:span></text:span></text:p>
      <text:p text:style-name="P4">İşbu sözleşmenin imzalanmasından sonra taraflar arasında haberleşmede kullanılan e-posta, faks ve sair her türlü bildirimler, rapor, <text:span text:style-name="T295">whatsup</text:span>, mesajları ve banka kayıt ve belgeleri, taraflarca düzenlenen belgeler Hukuk Muhakemeleri Kanunu’nun ilgili maddesi uyarınca taraflar arasında münhasır ve kesin delil teşkil eder.</text:p>
      <text:list xml:id="list125143507434639" text:continue-numbering="true" text:style-name="WWNum3">
        <text:list-header>
          <text:p text:style-name="P40"><text:span text:style-name="T28">MADDE </text:span><text:span text:style-name="T37">18</text:span><text:span text:style-name="T38"> -</text:span><text:span text:style-name="T41"> </text:span><text:span text:style-name="T42">Ş</text:span><text:span text:style-name="T43">AHİT</text:span><text:span text:style-name="T44"> :</text:span><text:span text:style-name="T279"> </text:span><text:span text:style-name="T280">Şahit</text:span><text:span text:style-name="T279">, sözleşmeyi imzalayan kişinin, </text:span><text:span text:style-name="T281">s</text:span><text:span text:style-name="T279">özleşmede adı geçen kişi olduğuna şahitlik ettiğini kabul ve beyan e</text:span><text:span text:style-name="T282">tmiştir.</text:span><text:span text:style-name="T279"> </text:span><text:span text:style-name="T283">K</text:span><text:span text:style-name="T174">iracı tüzel bir kişilik ise firma imza yetkilisi şahsen </text:span><text:span text:style-name="T283">şahittir ve</text:span><text:span text:style-name="T174"> </text:span>bu sözleşmeye attığı imza ile, sözleşme şartlarına uyulmaması <text:span text:style-name="T284">ve/veya bu sözleşmeyle bağlantılı tahliye taahhütnamesi vb. belgeler</text:span> ile ortaya çıkabilecek her türlü maddi ve manevi zararların karşılanması hususunda, <text:span text:style-name="T283">tüzel kişilik olan </text:span><text:span text:style-name="T285">kiracı ile</text:span> müteselsilen sorumlu <text:span text:style-name="T285">ve kefil</text:span> olduğunu kabul ve beyan etmiştir. </text:p>
        </text:list-header>
      </text:list>
      <text:p text:style-name="P30"><text:span text:style-name="Strong_20_Emphasis"><text:span text:style-name="T108">Madde 1</text:span></text:span><text:span text:style-name="Strong_20_Emphasis"><text:span text:style-name="T141">9</text:span></text:span><text:span text:style-name="Strong_20_Emphasis"><text:span text:style-name="T108"> - YETKİLİ MAHKEME</text:span></text:span></text:p>
      <text:p text:style-name="P4">İşbu sözleşmenin uygulanmasından doğacak uyuşmazlıkların çözümü için <text:span text:style-name="T286">Tokat</text:span>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31"><text:span text:style-name="Strong_20_Emphasis"><text:span text:style-name="T108">MADDE </text:span></text:span><text:span text:style-name="Strong_20_Emphasis"><text:span text:style-name="T141">2</text:span></text:span><text:span text:style-name="Strong_20_Emphasis"><text:span text:style-name="T143">0</text:span></text:span><text:span text:style-name="Strong_20_Emphasis"><text:span text:style-name="T131"> –</text:span></text:span><text:span text:style-name="Strong_20_Emphasis"><text:span text:style-name="T108"> </text:span></text:span><text:span text:style-name="Strong_20_Emphasis"><text:span text:style-name="T143">ÖZEL ŞARTLAR</text:span></text:span></text:p>
      <text:p text:style-name="P6"><text:span text:style-name="Strong_20_Emphasis"><text:span text:style-name="T67">Kiracı </text:span></text:span><text:span text:style-name="Strong_20_Emphasis"><text:span text:style-name="T72">iş yer</text:span></text:span><text:span text:style-name="Strong_20_Emphasis"><text:span text:style-name="T68">inde </text:span></text:span><text:span text:style-name="Strong_20_Emphasis"><text:span text:style-name="T5">paletli</text:span></text:span><text:span text:style-name="Strong_20_Emphasis"><text:span text:style-name="T74"> </text:span></text:span><text:span text:style-name="Strong_20_Emphasis"><text:span text:style-name="T17">iş makinesi </text:span></text:span><text:span text:style-name="Strong_20_Emphasis"><text:span text:style-name="T19">ile çalıştığı</text:span></text:span><text:span text:style-name="Strong_20_Emphasis"><text:span text:style-name="T17"> için</text:span></text:span><text:span text:style-name="Strong_20_Emphasis"><text:span text:style-name="T67">, </text:span></text:span><text:span text:style-name="Strong_20_Emphasis"><text:span text:style-name="T69">mecurun taban betonu, çatı </text:span></text:span><text:span text:style-name="Strong_20_Emphasis"><text:span text:style-name="T72">ve</text:span></text:span><text:span text:style-name="Strong_20_Emphasis"><text:span text:style-name="T69"> </text:span></text:span><text:span text:style-name="Strong_20_Emphasis"><text:span text:style-name="T74">komşu </text:span></text:span><text:span text:style-name="Strong_20_Emphasis"><text:span text:style-name="T69">yan duvar</text:span></text:span><text:span text:style-name="Strong_20_Emphasis"><text:span text:style-name="T74">ları, alt yapı</text:span></text:span><text:span text:style-name="Strong_20_Emphasis"><text:span text:style-name="T69"> </text:span></text:span><text:span text:style-name="Strong_20_Emphasis"><text:span text:style-name="T72">vb.</text:span></text:span><text:span text:style-name="Strong_20_Emphasis"><text:span text:style-name="T69"> <text:s/></text:span></text:span><text:span text:style-name="Strong_20_Emphasis"><text:span text:style-name="T72"><text:s/></text:span></text:span><text:span text:style-name="Strong_20_Emphasis"><text:span text:style-name="T68">hasar verdiği bölümleri</text:span></text:span><text:span text:style-name="Strong_20_Emphasis"><text:span text:style-name="T74">n zararını ödemeyi</text:span></text:span><text:span text:style-name="Strong_20_Emphasis"><text:span text:style-name="T67"> </text:span></text:span><text:span text:style-name="Strong_20_Emphasis"><text:span text:style-name="T69">peşinen kabul ve</text:span></text:span><text:span text:style-name="Strong_20_Emphasis"><text:span text:style-name="T67"> taahhüt etmiştir. </text:span></text:span><text:span text:style-name="Strong_20_Emphasis"><text:span text:style-name="T81">Verilen hasarın onarım</text:span></text:span><text:span text:style-name="Strong_20_Emphasis"><text:span text:style-name="T72"> bedeli kiracı tarafından ödenmek üzere, kiraya veren tarafından yaptırılır.</text:span></text:span><text:span text:style-name="Strong_20_Emphasis"><text:span text:style-name="T67"> </text:span></text:span><text:span text:style-name="Strong_20_Emphasis"><text:span text:style-name="T72">Kiralananda i</text:span></text:span><text:span text:style-name="Strong_20_Emphasis"><text:span text:style-name="T73">ş makine</text:span></text:span><text:span text:style-name="Strong_20_Emphasis"><text:span text:style-name="T74">si ile çalışılmasına</text:span></text:span><text:span text:style-name="Strong_20_Emphasis"><text:span text:style-name="T73"> bu şartlar dahilinde, kiraya veren tarafından izin verilmiştir.</text:span></text:span></text:p>
      <text:p text:style-name="P30"><text:span text:style-name="Strong_20_Emphasis"><text:span text:style-name="T108">MADDE </text:span></text:span><text:span text:style-name="Strong_20_Emphasis"><text:span text:style-name="T141">2</text:span></text:span><text:span text:style-name="Strong_20_Emphasis"><text:span text:style-name="T143">1</text:span></text:span><text:span text:style-name="Strong_20_Emphasis"><text:span text:style-name="T131"> </text:span></text:span><text:span text:style-name="Strong_20_Emphasis"><text:span text:style-name="T108">- YÜRÜRLÜK</text:span></text:span></text:p>
      <text:p text:style-name="P10"><text:span text:style-name="T286">1</text:span> nüsha <text:span text:style-name="T287">2</text:span><text:span text:style-name="T296">1</text:span> madde ve <text:span text:style-name="T261">4</text:span> sayfadan ibaret işbu kira sözleşmesi tarafların karşılıklı anlaşması ile imza altına alınmıştır <text:span text:style-name="T287">ve kiracıya bir nüsha fotokopi verilmiştir.</text:span></text:p>
      <text:p text:style-name="P29"/>
      <text:p text:style-name="P29"/>
      <text:p text:style-name="P10"><text:span text:style-name="T175"><text:tab/>İşbu akitteki bilgilerin doğruluğunu ve sözleşmenin tüm şartlarına uyacağımı peşinen kabul ettiğimi, </text:span><text:span text:style-name="T182">akiti oku</text:span><text:span text:style-name="T183">duktan sonra</text:span><text:span text:style-name="T182"> hür irademle imzaladığımı,</text:span><text:span text:style-name="T175"> beyan, </text:span><text:span text:style-name="T184">kabul</text:span><text:span text:style-name="T175"> ve taahhüt ederim.</text:span></text:p>
      <text:p text:style-name="P30"/>
      <text:p text:style-name="P23"/>
      <text:p text:style-name="P16">4/4</text:p>
      <text:p text:style-name="P4"><text:soft-page-break/></text:p>
      <text:p text:style-name="P4"/>
      <text:p text:style-name="P4"/>
      <text:p text:style-name="P4"/>
      <text:p text:style-name="P13">TAHLİYE TAAHHÜTNAMESİ</text:p>
      <text:p text:style-name="P4"/>
      <text:p text:style-name="P4"><text:span text:style-name="T175"><text:tab/>Halen tahtı icarımda bulunan, kiraya vereni ve özellikleri aşağıda belirtilen taşınmazı; </text:span><text:span text:style-name="T185">tahliye etmeyi taahhüt ettiğim tarih</text:span><text:span text:style-name="T186">te</text:span><text:span text:style-name="T185">, </text:span><text:span text:style-name="T186">aşağıda </text:span><text:span text:style-name="T185">tarih </text:span><text:span text:style-name="T186">ve</text:span><text:span text:style-name="T185"> sayı</text:span><text:span text:style-name="T187">sı </text:span><text:span text:style-name="T186">belirtilen </text:span><text:span text:style-name="T185">kira sözleşme</text:span><text:span text:style-name="T187">sinin</text:span><text:span text:style-name="T185"> şartlarına bağlı kalarak, </text:span><text:span text:style-name="T188"><text:s/></text:span><text:span text:style-name="T175">hiçbir kanuni merasime, ihtar ve protesto keşidesine, cevap itasına, tebliğ ve tebellüğe, </text:span><text:span text:style-name="T195">herhangi bir ihtar ve hiçbir hüküm istihsaline ve mahkemeden ilam almaya hacet kalmaksızın</text:span><text:span text:style-name="T175"> kayıtsız ve şartsız olarak boşaltmayı </text:span><text:span text:style-name="T195">kesin olarak, </text:span><text:span text:style-name="T196">hür irademle</text:span><text:span text:style-name="T195"> beyan, kabul ve taahhüt ed</text:span><text:span text:style-name="T197">iyorum</text:span><text:span text:style-name="T195">.</text:span></text:p>
      <text:p text:style-name="P4"/>
      <text:p text:style-name="P4"><text:span text:style-name="T175"><text:tab/>Gününde tahliye edemediğim </text:span><text:span text:style-name="T189">veya </text:span><text:span text:style-name="T175">etmediğim takdirde, </text:span><text:span text:style-name="T176">geçen her gün için, yıllık kira bedelinin yüzde </text:span><text:span text:style-name="T190">biri</text:span><text:span text:style-name="T176"> oranında </text:span><text:span text:style-name="T190">(%1)</text:span><text:span text:style-name="T176"> </text:span><text:span text:style-name="T185">günlük </text:span><text:span text:style-name="T176">ceza bedeli ödemeyi, </text:span><text:span text:style-name="T175">kiraya veren veya yetkili kanuni vekili tarafından aleyhime yapılacak, her türlü icra takibatı, mahkeme masrafları, avukatlık ücretleri ve benzeri tüm ücretlerinde tamamen şahsım tarafından karşılanacağını şimdiden <text:s/>kabul,</text:span><text:span text:style-name="T189"> beyan</text:span><text:span text:style-name="T175"> ve taahhüt ediyorum. İşbu taahhütname</text:span><text:span text:style-name="T191">yi</text:span><text:span text:style-name="T175"> </text:span><text:span text:style-name="T187">hür</text:span><text:span text:style-name="T175"> irademle </text:span><text:span text:style-name="T187">okudum ve</text:span><text:span text:style-name="T175"> imza</text:span><text:span text:style-name="T191">lıyorum</text:span><text:span text:style-name="T175">. </text:span></text:p>
      <text:p text:style-name="P4"/>
      <text:p text:style-name="P4">TAHLİYE EDİLECEK YERİN</text:p>
      <text:p text:style-name="P4">Adresi<text:tab/>: <text:s/></text:p>
      <text:p text:style-name="P4"/>
      <text:p text:style-name="P4"><text:span text:style-name="T87">İlgili </text:span><text:span text:style-name="T88">Kira </text:span><text:span text:style-name="T89">Sözleşme</text:span><text:span text:style-name="T88">si</text:span><text:span text:style-name="T89"> Tarihi, <text:s/></text:span><text:span text:style-name="T90">No <text:s/></text:span><text:span text:style-name="T89"><text:tab/>:<text:tab/></text:span></text:p>
      <text:p text:style-name="P4"/>
      <text:p text:style-name="P4"><text:span text:style-name="T89">T</text:span><text:span text:style-name="T86">aah</text:span><text:span text:style-name="T91">h</text:span><text:span text:style-name="T86">üdün imzalandığı tarih<text:tab/>:</text:span></text:p>
      <text:p text:style-name="P4"/>
      <text:p text:style-name="P4">Mecurun tahliye <text:span text:style-name="T288">e</text:span>dileceği taahhüt edilen tarih<text:tab/>:</text:p>
      <text:p text:style-name="P4"/>
      <text:p text:style-name="P4"/>
      <text:p text:style-name="P15">Kiracı<text:tab/><text:tab/><text:tab/><text:tab/><text:tab/><text:tab/><text:tab/><text:tab/><text:tab/><text:tab/><text:tab/><text:tab/><text:tab/></text:p>
      <text:p text:style-name="P37"/>
      <text:p text:style-name="P12"><text:span text:style-name="T161">Adı Soyadı</text:span><text:span text:style-name="T175"><text:tab/>: </text:span><text:span text:style-name="T3">Salih KAYMAK</text:span><text:span text:style-name="T2"><text:tab/></text:span></text:p>
      <text:p text:style-name="P12"><text:span text:style-name="T169">TC Kimlik No</text:span><text:span text:style-name="T80"><text:tab/>:</text:span><text:span text:style-name="T52"> </text:span><text:span text:style-name="T3">293 5383 7156</text:span></text:p>
      <text:p text:style-name="P12"><text:span text:style-name="T163">Tebligat </text:span><text:span text:style-name="T161">Adres</text:span><text:span text:style-name="T164">i<text:tab/></text:span><text:span text:style-name="T175">:</text:span><text:span text:style-name="T1"> </text:span><text:span text:style-name="T3">Kabe-i Mescit Mah. Bekirpaşa Sokak No:17/A TOKAT</text:span></text:p>
      <text:p text:style-name="P26"><text:span text:style-name="T147">Telefon No</text:span><text:span text:style-name="T303"><text:tab/>: </text:span><text:span text:style-name="T50">0533 230 1171</text:span></text:p>
      <text:p text:style-name="P4"/>
      <text:p text:style-name="P4"/>
      <text:p text:style-name="P4"/>
      <text:p text:style-name="P4"/>
      <text:p text:style-name="P4"/>
      <text:p text:style-name="P4"/>
      <text:p text:style-name="P4"/>
      <text:p text:style-name="P4"/>
      <text:p text:style-name="P4"/>
      <text:p text:style-name="P4"/>
      <text:p text:style-name="P28"/>
      <text:list xml:id="list125143370581387" text:continue-numbering="true" text:style-name="WWNum3">
        <text:list-header>
          <text:p text:style-name="P45"/>
        </text:list-header>
      </text:list>
      <text:p text:style-name="P4"><text:tab/> <text:s text:c="14"/></text:p>
      <text:p text:style-name="P13"/>
      <text:p text:style-name="P13"/>
      <text:p text:style-name="P13"/>
      <text:p text:style-name="P13"/>
      <text:p text:style-name="P13"><text:soft-page-break/></text:p>
      <text:p text:style-name="P13"/>
      <text:p text:style-name="P13"/>
      <text:p text:style-name="P13"/>
      <text:p text:style-name="P13"/>
      <text:p text:style-name="P13"/>
      <text:p text:style-name="P13">KİRA FESİH SÖZLEŞMESİ</text:p>
      <text:p text:style-name="P4"/>
      <text:p text:style-name="P4"><text:span text:style-name="T175"><text:tab/></text:span><text:span text:style-name="T192">A</text:span><text:span text:style-name="T186">şağıda </text:span><text:span text:style-name="T185">tarih </text:span><text:span text:style-name="T186">ve</text:span><text:span text:style-name="T185"> sayı</text:span><text:span text:style-name="T187">sı </text:span><text:span text:style-name="T186">belirtilen </text:span><text:span text:style-name="T185">kira sözleşme</text:span><text:span text:style-name="T187">si</text:span><text:span text:style-name="T192">ni tek taraflı olarak fesh ediyorum. Sözleşme şartları ile t</text:span><text:span text:style-name="T175">ahtı icarımda bulunan taşınmazı; </text:span><text:span text:style-name="T192">belirtilen tarihte,</text:span><text:span text:style-name="T185"> </text:span><text:span text:style-name="T186">belirtilen </text:span><text:span text:style-name="T185">kira sözleşme</text:span><text:span text:style-name="T187">sinin</text:span><text:span text:style-name="T185"> şartlarına bağlı kalarak </text:span><text:span text:style-name="T198">tahliye ettim.</text:span></text:p>
      <text:p text:style-name="P4"/>
      <text:p text:style-name="P4"><text:span text:style-name="T107">FESH</text:span><text:span text:style-name="T106"> EDİLE</text:span><text:span text:style-name="T107">N</text:span><text:span text:style-name="T106"> </text:span><text:span text:style-name="T107">SÖZLEŞMENİN</text:span></text:p>
      <text:p text:style-name="P4"/>
      <text:p text:style-name="P4"><text:span text:style-name="T199">Tarihi, <text:s/></text:span><text:span text:style-name="T200">No</text:span><text:span text:style-name="T199"><text:tab/><text:tab/><text:tab/><text:tab/>:<text:tab/></text:span></text:p>
      <text:p text:style-name="P4">Mecurun tahliye Edil<text:span text:style-name="T289">diği </text:span>tarih<text:tab/>:</text:p>
      <text:p text:style-name="P4"/>
      <text:p text:style-name="P4"/>
      <text:p text:style-name="P4"/>
      <text:p text:style-name="P4"/>
      <text:p text:style-name="P15">Kiracı<text:tab/><text:tab/><text:tab/><text:tab/><text:tab/><text:tab/><text:tab/><text:tab/><text:tab/><text:tab/><text:tab/><text:tab/><text:tab/></text:p>
      <text:p text:style-name="P37"/>
      <text:p text:style-name="P12"><text:span text:style-name="T161">Adı Soyadı</text:span><text:span text:style-name="T175"><text:tab/>: </text:span><text:span text:style-name="T3">Salih KAYMAK</text:span><text:span text:style-name="T2"><text:tab/></text:span></text:p>
      <text:p text:style-name="P12"><text:span text:style-name="T169">TC Kimlik No</text:span><text:span text:style-name="T80"><text:tab/>:</text:span><text:span text:style-name="T52"> </text:span><text:span text:style-name="T3">293 5383 7156</text:span></text:p>
      <text:p text:style-name="P12"><text:span text:style-name="T163">Tebligat </text:span><text:span text:style-name="T161">Adres</text:span><text:span text:style-name="T164">i<text:tab/></text:span><text:span text:style-name="T175">:</text:span><text:span text:style-name="T1"> </text:span><text:span text:style-name="T3">Kabe-i Mescit Mah. Bekirpaşa Sokak No:17/A TOKAT</text:span></text:p>
      <text:p text:style-name="P27"><text:span text:style-name="T147">Telefon No</text:span><text:span text:style-name="T303"><text:tab/>: </text:span><text:span text:style-name="T50">0533 230 1171</text:span></text:p>
      <text:list xml:id="list125143666830922" text:continue-numbering="true" text:style-name="WWNum3">
        <text:list-header>
          <text:p text:style-name="P45"/>
        </text:list-header>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4"/>
      <text:p text:style-name="P13"><text:soft-page-break/><text:span text:style-name="T47">E</text:span><text:span text:style-name="T28">lektrik </text:span><text:span text:style-name="T48">Ortak </text:span><text:span text:style-name="T28">Kullanım Sözleşmesi</text:span></text:p>
      <text:p text:style-name="P7"><text:span text:style-name="T46">S</text:span><text:span text:style-name="T45">özleşme Konusu</text:span><text:span text:style-name="T94"><text:tab/></text:span></text:p>
      <text:list xml:id="list873573257" text:style-name="L1">
        <text:list-item>
          <text:p text:style-name="P46">İşbu sözleşme kira sözleşmesinin ekidir.</text:p>
        </text:list-item>
        <text:list-item>
          <text:p text:style-name="P49"><text:span text:style-name="T94">İşbu sözleşme, </text:span><text:span text:style-name="T103">kiralananda,</text:span><text:span text:style-name="T94"> taraflarca elektrik kullanım şartları üzerine, anlaşılarak imzalanmıştır.</text:span></text:p>
        </text:list-item>
        <text:list-item>
          <text:p text:style-name="P49"><text:span text:style-name="T101">Mecurda bulunan </text:span><text:span text:style-name="T104">Reaktif</text:span><text:span text:style-name="T94"> </text:span><text:span text:style-name="T104">Ana</text:span><text:span text:style-name="T101"> </text:span><text:span text:style-name="T104">P</text:span><text:span text:style-name="T101">ano ve elektrik tesisatı, </text:span><text:span text:style-name="T105">kiracı</text:span><text:span text:style-name="T101"> tarafından, </text:span><text:span text:style-name="T102">arıza ve bakım masraflarına ortak olma şartıyla,</text:span><text:span text:style-name="T101"> ücretsiz olarak kullanılacaktır.</text:span></text:p>
        </text:list-item>
        <text:list-item>
          <text:p text:style-name="P50">Mevcut binada tek abone bulunmaktadır ve <text:span text:style-name="T299">elektrik dairesinin yeni abone vermemesi nedeniyle, </text:span>tüm kiracılar, <text:span text:style-name="T246">kiraya verene ait abone </text:span><text:span text:style-name="T247">ve pano</text:span><text:span text:style-name="T246"> üzerinden elektrik kullanımı sağlayacaktır.</text:span><text:span text:style-name="T256"> </text:span></text:p>
          <text:p text:style-name="P48">Elektrik Bedeli</text:p>
        </text:list-item>
        <text:list-item>
          <text:p text:style-name="P51"><text:span text:style-name="T253">E</text:span><text:span text:style-name="T246">lektrik bedeli üzerinden kiraya veren herhangi bir ek kazanç sağlayamaz.</text:span></text:p>
        </text:list-item>
        <text:list-item>
          <text:p text:style-name="P41"><text:span text:style-name="T253">K</text:span><text:span text:style-name="T248">iracının </text:span><text:span text:style-name="T246">aylık elektrik tüketiminin </text:span><text:span text:style-name="T248">belirlen</text:span><text:span text:style-name="T249">ebil</text:span><text:span text:style-name="T248">mesi</text:span><text:span text:style-name="T246"> için, bir süzme sayaç takılacak ve kullanım miktarları kayıt altına alınacaktır.</text:span></text:p>
        </text:list-item>
        <text:list-item>
          <text:p text:style-name="P52"><text:span text:style-name="T246">Elektrik dairesi tarafından belirlenen aylık bedel, kiracı sayaçlarından okunan yazarlara göre her kiracıya aylık olarak bildirilir. Ve fatura tarihinden önce kiraya verene ödenmek zorundadır. Ödemenin zamanında yapılmaması durumunda,</text:span><text:span text:style-name="T253"> fatura tarihini izleyen 2 (iki)</text:span><text:span text:style-name="T246"> </text:span><text:span text:style-name="T253">gün içerisinde </text:span><text:span text:style-name="T246">kiracının elektriği, ödeme yapılıncaya kadar ana panodan kesilir. Bu durumda kiracı ödemeyi yapmadan, </text:span><text:span text:style-name="T253">işinin kesinti sebebiyle aksamasından kiraya vereni sorumlu tutamaz,</text:span><text:span text:style-name="T246"> hiçbir hak talep edemez.</text:span></text:p>
        </text:list-item>
        <text:list-item>
          <text:p text:style-name="P47">Kiracı, kendisine ait sayacın doğruluğu konusunda tereddüte düşerse, her türlü masraf kiracı tarafından karşılanmak üzere, kiraya veren tarafından yeni bir sayaç taktırılır. </text:p>
        </text:list-item>
        <text:list-item>
          <text:p text:style-name="P42"><text:span text:style-name="T254">Elektrik tesisatında, bedeli kiracı tarafından ödenen ve tesisata eklenen tüm malzemelerin</text:span><text:span text:style-name="T256">in</text:span><text:span text:style-name="T254"> bedeli, kira bitiminde kiraya verenden talep edilemez, sökülemez.</text:span></text:p>
        </text:list-item>
        <text:list-item>
          <text:p text:style-name="P54"><text:span text:style-name="T246">Sistemde kullanıcı sayısının çokluğu </text:span><text:span text:style-name="T259">ve</text:span><text:span text:style-name="T246"> kademeli elektrik bedeli uygulaması nedeniyle, </text:span><text:span text:style-name="T255">dönem dönem farklı fatura gelebilmektedir.</text:span><text:span text:style-name="T246"> </text:span><text:span text:style-name="T255">H</text:span><text:span text:style-name="T246">er kullanıcı kademe geçişinden aynı oranda etkilenir. </text:span><text:span text:style-name="T255">A</text:span><text:span text:style-name="T246">z kullanım dolayısıyla hak talep edilemez. </text:span><text:span text:style-name="T300">Elektrik dairesi tarafından aboneye fatura edilen her <text:s/>türlü bedel, kullanım oranları doğrultusunda, tüm kullanıcılar tarafından ortak olarak ödenir. </text:span></text:p>
          <text:list>
            <text:list-item>
              <text:list>
                <text:list-item>
                  <text:list>
                    <text:list-header>
                      <text:p text:style-name="P38"><text:span text:style-name="T244">Ana </text:span><text:span text:style-name="T241">Pano, Tesisat, </text:span><text:span text:style-name="T242">Arıza, Ortak Giderler </text:span><text:span text:style-name="T243">ve Sorumluluk</text:span></text:p>
                    </text:list-header>
                  </text:list>
                </text:list-item>
              </text:list>
            </text:list-item>
          </text:list>
        </text:list-item>
        <text:list-item>
          <text:p text:style-name="P43"><text:span text:style-name="T246">Mecur da bulunan </text:span><text:span text:style-name="T255">54 kw gücünde </text:span><text:span text:style-name="T259">ki</text:span><text:span text:style-name="T246"> </text:span><text:span text:style-name="T250">ana </text:span><text:span text:style-name="T246">pano, </text:span><text:span text:style-name="T255"><text:s/>tüm kullanıcıların </text:span><text:span text:style-name="T246">enerji ihtiyacını karşılayacak şekilde tesis edilmiştir </text:span><text:span text:style-name="T251">ve </text:span><text:span text:style-name="T249">kiracıya</text:span><text:span text:style-name="T251"> 100 amperlik sigorta ile </text:span><text:span text:style-name="T252">ana</text:span><text:span text:style-name="T251"> panodan enerji verilmektedir. Y</text:span><text:span text:style-name="T255">üksek güç ihtiyacı olan kullanıcı, tüm ihtiyaçların bedelini münferiden öder. </text:span><text:span text:style-name="T249">Kiracı</text:span><text:span text:style-name="T255"> kendisine ait </text:span><text:span text:style-name="T257">ana pano sigortası </text:span><text:span text:style-name="T258">ve</text:span><text:span text:style-name="T255"> sonraki tesisat ve ekipmanlarda oluşabilecek arızalardan münferiden sorumludur. </text:span><text:span text:style-name="T290">Ana p</text:span>anoda oluşabilecek arızalardan, <text:span text:style-name="T304">arızaya sebep olan kiracı belirlenebiliyorsa o kiracı, belirlenemiyorsa <text:s/></text:span><text:span text:style-name="T290">ana </text:span>pano üzerinden enerji sağlayan <text:span text:style-name="T299">kullanıcı</text:span><text:span text:style-name="T292">lar</text:span> müştereken sorumludur. </text:p>
          <text:p text:style-name="P39">Kiracıya ait tesisat</text:p>
        </text:list-item>
        <text:list-item>
          <text:p text:style-name="P52">Kiracıya, kira başlangıcında çalışır vaziyette elektrik tesisatı, aydınlatma dahil teslim edilmiştir.</text:p>
        </text:list-item>
        <text:list-item>
          <text:p text:style-name="P54">Kiracı, kira başlangıcında tesisatını yetkili bir elektrikçiye kontrol ettirmek, tesisatın kullanacağı elektrikli aletlere yeterli olduğunu belirlemekle yükümlüdür. <text:s/>Mevcut tesisatın, kiracının aletleri sebebiyle arızalanmasının sorumluluğu veya kullanacağı elektrikli aletlerin mevcut tesisat sebebiyle arızalanmasının <text:s/>sorumluluğu kiracıya aittir. <text:span text:style-name="T297"><text:s/>Kiracı kendi tedbirlerini almakla yükümlüdür. </text:span></text:p>
        </text:list-item>
        <text:list-item>
          <text:p text:style-name="P53">Teslim edilen tesisatın kiracının ihtiyacını görmesi durumunda, kiracı tesisatı bakım masraflarına katlanmak koşuluyla ücretsiz kullanacaktır. <text:span text:style-name="T291">Kiracı</text:span> kendisine ait <text:span text:style-name="T293">ana pano sigortasından</text:span> sonraki tesisat ve ekipmanlarda oluşabilecek arızalardan münferiden sorumludur. Kiracı, <text:span text:style-name="T298">a</text:span>na panodaki sigorta dahil olmak üzere, ana panodan itibaren kablo, sigorta, termik, kontaktör, röle vb. gibi <text:s/>gerekli olan tesisat malzemelerini ihtiyacı doğrultusunda tesisatına eklemekle yükümlüdür. <text:s/></text:p>
          <text:p text:style-name="P38"><text:span text:style-name="T241">Teminat </text:span><text:span text:style-name="T245">bedeli-ödeme</text:span></text:p>
        </text:list-item>
        <text:list-item>
          <text:p text:style-name="P41"><text:span text:style-name="T304">T</text:span>eminat bedeli, her kira döneminde kiracı <text:span text:style-name="T302">tarafından kiraya verene ödenir</text:span>. <text:span text:style-name="T300">Peşin ödenmeyen teminatlar fatura üzerine </text:span><text:span text:style-name="T302">aylık olarak</text:span><text:span text:style-name="T300"> eklenerek </text:span><text:span text:style-name="T302">makbuz karşılığı</text:span><text:span text:style-name="T300"> tahsil edilir.</text:span></text:p>
        </text:list-item>
        <text:list-item>
          <text:p text:style-name="P43">Teminat bedeli, kira bitiminde borcu olmaması durumunda kiracıya, ödediği miktar kadar iade edilecektir. </text:p>
        </text:list-item>
        <text:list-item>
          <text:p text:style-name="P43"><text:span text:style-name="T292">Alınan teminat bedeline iade sırasında herhangi bir fark öd</text:span><text:span text:style-name="T302">emesi yapılmayacaktır.</text:span></text:p>
        </text:list-item>
      </text:list>
      <text:p text:style-name="P25"><text:span text:style-name="Strong_20_Emphasis"><text:span text:style-name="T1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azı_20_sayfalarda_20_sayfa_20_No" style:display-name="Bazı sayfalarda sayfa No"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family="'Ubuntu Condensed'" style:font-pitch="variable"/>
      <style:map style:condition="header()" style:apply-style-name="Addressee"/>
      <style:map style:condition="footer()" style:apply-style-name="Footer"/>
    </style:style>
    <style:style style:name="Addressee" style:family="paragraph" style:parent-style-name="Standard" style:class="extra">
      <style:paragraph-properties fo:margin-top="0cm" fo:margin-bottom="0.106cm" style:contextual-spacing="false" text:number-lines="false" text:line-number="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rsid="00337b8a" officeooo:paragraph-rsid="0041c72f"/>
    </style:style>
    <style:style style:name="MP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solid" style:text-underline-width="auto" style:text-underline-color="font-color" officeooo:paragraph-rsid="00337b8a"/>
    </style:style>
    <style:style style:name="MT1" style:family="text">
      <style:text-properties fo:font-weight="bold" officeooo:rsid="00e333e6" style:language-asian="tr" style:country-asian="TR" style:font-weight-asian="bold" style:font-name-complex="Times New Roman1" style:font-weight-complex="bold"/>
    </style:style>
    <style:style style:name="MT2" style:family="text">
      <style:text-properties fo:font-weight="bold" officeooo:rsid="00409a28" style:language-asian="tr" style:country-asian="TR" style:font-weight-asian="bold" style:font-name-complex="Times New Roman1" style:font-weight-complex="bold"/>
    </style:style>
    <style:style style:name="MT3" style:family="text">
      <style:text-properties fo:font-weight="bold" officeooo:rsid="00e41702" style:language-asian="tr" style:country-asian="TR" style:font-weight-asian="bold" style:font-name-complex="Times New Roman1" style:font-weight-complex="bold"/>
    </style:style>
    <style:style style:name="MT4" style:family="text">
      <style:text-properties fo:font-weight="bold" officeooo:rsid="00337b8a" style:language-asian="tr" style:country-asian="TR" style:font-weight-asian="bold" style:font-name-complex="Times New Roman1" style:font-weight-complex="bold"/>
    </style:style>
    <style:page-layout style:name="Mpm1" style:page-usage="right">
      <style:page-layout-properties fo:page-width="21.001cm" fo:page-height="29.7cm" style:num-format="1" style:print-orientation="portrait" fo:margin-top="1.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text:tab/><text:tab/><text:tab/></text:span><text:span text:style-name="MT2">Salih KAYMAK - 293 5383 7156</text:span><text:span text:style-name="MT1"><text:tab/></text:span><text:span text:style-name="MT3"><text:tab/></text:span></text:p>
        <text:p text:style-name="MP2"><text:span text:style-name="MT1">K</text:span><text:span text:style-name="MT4">iraya Veren<text:tab/><text:tab/><text:tab/><text:tab/>Kiracı<text:tab/><text:tab/><text:tab/><text:tab/><text:tab/>Şahit<text:tab/><text:tab/><text:tab/><text:tab/></text:span></text:p>
      </style:footer>
    </style:master-page>
    <style:master-page style:name="Left_20_Page" style:display-name="Left Page" style:page-layout-name="Mpm2" draw:style-name="Mdp1" style:next-style-name="Standard">
      <style:footer>
        <text:p text:style-name="Footer"/>
      </style:footer>
    </style:master-page>
    <style:master-page style:name="Right_20_Page" style:display-name="Right Page" style:page-layout-name="Mpm3" draw:style-name="Mdp1" style:next-style-name="Left_20_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40:08.103626616</meta:creation-date>
    <dc:date>2023-04-29T12:51:42.457682744</dc:date>
    <meta:editing-duration>PT3H2M19S</meta:editing-duration>
    <meta:editing-cycles>22</meta:editing-cycles>
    <meta:generator>LibreOffice/7.3.7.2$Linux_X86_64 LibreOffice_project/30$Build-2</meta:generator>
    <meta:print-date>2023-04-24T11:12:17.415522438</meta:print-date>
    <meta:document-statistic meta:table-count="0" meta:image-count="0" meta:object-count="0" meta:page-count="13" meta:paragraph-count="132" meta:word-count="2914" meta:character-count="22227" meta:non-whitespace-character-count="19202"/>
  </office:meta>
</office:document-meta>
</file>